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  <style:font-face style:name="Droid Sans1" svg:font-family="&quot;Droid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Droid Sans" style:font-name-asian="Droid Sans" style:font-name-complex="Droid Sans"/>
    </style:style>
    <style:style style:name="ce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fo:background-color="#000000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vertical-align="automatic" fo:background-color="#FF9900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Droid Sans" style:font-name-asian="Droid Sans" style:font-name-complex="Droid Sans"/>
    </style:style>
    <style:style style:name="ce17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8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end" fo:margin-right="0cm"/>
    </style:style>
    <style:style style:name="ce21" style:family="table-cell" style:parent-style-name="Default" style:data-style-name="N36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3" style:family="table-cell" style:parent-style-name="Hyperlink" style:data-style-name="N0">
      <style:text-properties fo:color="#0000FF" style:text-underline-style="solid" style:text-underline-type="single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25" style:family="table-cell" style:parent-style-name="Default" style:data-style-name="N0">
      <style:table-cell-properties style:vertical-align="automatic" fo:wrap-option="wrap"/>
      <style:text-properties style:font-name="Droid Sans1" style:font-name-asian="Droid Sans1" style:font-name-complex="Droid Sans1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middle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9.02229166666667cm" style:use-optimal-column-width="true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846666666666667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3.1233333333333cm" style:use-optimal-column-width="true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6.50875cm" style:use-optimal-column-width="true"/>
    </style:style>
    <style:style style:name="co10" style:family="table-column">
      <style:table-column-properties fo:break-before="auto" style:column-width="6.56166666666667cm" style:use-optimal-column-width="true"/>
    </style:style>
    <style:style style:name="co11" style:family="table-column">
      <style:table-column-properties fo:break-before="auto" style:column-width="5.953125cm" style:use-optimal-column-width="true"/>
    </style:style>
    <style:style style:name="co12" style:family="table-column">
      <style:table-column-properties fo:break-before="auto" style:column-width="4.736041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19.3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6"/>
      <style:map style:condition="cell-content()=&quot;A&quot;" style:apply-style-name="cf18"/>
      <style:map style:condition="cell-content()=&quot;I&quot;" style:apply-style-name="cf18"/>
      <style:map style:condition="cell-content()=&quot;M&quot;" style:apply-style-name="cf18"/>
      <style:map style:condition="cell-content()=&quot;B&quot;" style:apply-style-name="cf18"/>
      <style:map style:condition="cell-content()=&quot;___&quot;" style:apply-style-name="cf20"/>
      <style:map style:condition="cell-content()=&quot;U&quot;" style:apply-style-name="cf21"/>
      <style:map style:condition="cell-content()=&quot;S&quot;" style:apply-style-name="cf22"/>
    </style:style>
    <style:style style:name="ce3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6"/>
      <style:map style:condition="cell-content()=&quot;I&quot;" style:apply-style-name="cf18"/>
      <style:map style:condition="cell-content()=&quot;M&quot;" style:apply-style-name="cf18"/>
      <style:map style:condition="cell-content()=&quot;B&quot;" style:apply-style-name="cf18"/>
      <style:map style:condition="cell-content()=&quot;___&quot;" style:apply-style-name="cf20"/>
      <style:map style:condition="cell-content()=&quot;U&quot;" style:apply-style-name="cf21"/>
      <style:map style:condition="cell-content()=&quot;S&quot;" style:apply-style-name="cf22"/>
    </style:style>
    <style:style style:name="ce33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  <style:map style:condition="cell-content()=&quot;A&quot;" style:apply-style-name="cf18"/>
    </style:style>
    <style:style style:name="ce34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18"/>
    </style:style>
    <style:style style:name="ce35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  <style:map style:condition="cell-content()=&quot;A&quot;" style:apply-style-name="cf18"/>
    </style:style>
    <style:style style:name="ce36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18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18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/>
      <style:map style:condition="cell-content()&gt;=2" style:apply-style-name="cf15"/>
      <style:map style:condition="cell-content()=0" style:apply-style-name="cf24"/>
      <style:map style:condition="cell-content()=1" style:apply-style-name="cf25"/>
    </style:style>
    <style:style style:name="ce39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/>
      <style:map style:condition="cell-content()&gt;=2" style:apply-style-name="cf15"/>
      <style:map style:condition="cell-content()=0" style:apply-style-name="cf24"/>
      <style:map style:condition="cell-content()=1" style:apply-style-name="cf25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26"/>
        <table:table-column table:style-name="co4" table:default-cell-style-name="ce27"/>
        <table:table-column table:style-name="co5" table:default-cell-style-name="ce28"/>
        <table:table-column table:style-name="co4" table:default-cell-style-name="ce22"/>
        <table:table-column table:style-name="co6" table:default-cell-style-name="ce29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6358" table:default-cell-style-name="ce1"/>
        <table:table-row table:style-name="ro1">
          <table:table-cell office:value-type="string" table:style-name="ce2">
            <text:p>Color</text:p>
          </table:table-cell>
          <table:table-cell office:value-type="string" table:style-name="ce2">
            <text:p>Significado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2">
          <table:table-cell office:value-type="string" table:style-name="ce33">
            <text:p>S</text:p>
          </table:table-cell>
          <table:table-cell office:value-type="string" table:style-name="ce2">
            <text:p>Resuelto en competencia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4">
            <text:p>A</text:p>
          </table:table-cell>
          <table:table-cell office:value-type="string" table:style-name="ce2">
            <text:p>Resuelto Off-Contest por alguien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5">
            <text:p>B/M/I</text:p>
          </table:table-cell>
          <table:table-cell office:value-type="string" table:style-name="ce2">
            <text:p>Resuelto Off-Contest por Brian/Maxi/Ivan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6">
            <text:p>U</text:p>
          </table:table-cell>
          <table:table-cell office:value-type="string" table:style-name="ce2">
            <text:p>Upsolvear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3">
          <table:table-cell office:value-type="string" table:style-name="ce37">
            <text:p>___</text:p>
          </table:table-cell>
          <table:table-cell office:value-type="string" table:style-name="ce2">
            <text:p>No interesante aún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14"/>
          <table:table-cell office:value-type="string" table:style-name="ce2">
            <text:p>No hay problema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number-columns-repeated="2" table:style-name="ce8"/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5">
          <table:table-cell office:value-type="string" table:style-name="ce15">
            <text:p>Fecha</text:p>
          </table:table-cell>
          <table:table-cell office:value-type="string" table:style-name="ce15">
            <text:p>Nombre de la competencia</text:p>
          </table:table-cell>
          <table:table-cell office:value-type="string" table:style-name="ce16">
            <text:p>A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E</text:p>
          </table:table-cell>
          <table:table-cell office:value-type="string" table:style-name="ce16">
            <text:p>F</text:p>
          </table:table-cell>
          <table:table-cell office:value-type="string" table:style-name="ce16">
            <text:p>G</text:p>
          </table:table-cell>
          <table:table-cell office:value-type="string" table:style-name="ce16">
            <text:p>H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J</text:p>
          </table:table-cell>
          <table:table-cell office:value-type="string" table:style-name="ce16">
            <text:p>K</text:p>
          </table:table-cell>
          <table:table-cell office:value-type="string" table:style-name="ce16">
            <text:p>L</text:p>
          </table:table-cell>
          <table:table-cell office:value-type="string" table:style-name="ce16">
            <text:p>M</text:p>
          </table:table-cell>
          <table:table-cell office:value-type="string" table:style-name="ce16">
            <text:p>N</text:p>
          </table:table-cell>
          <table:table-cell office:value-type="string" table:number-columns-spanned="3" table:number-rows-spanned="1" table:style-name="ce30">
            <text:p>Puntaje</text:p>
          </table:table-cell>
          <table:covered-table-cell table:number-columns-repeated="2"/>
          <table:table-cell office:value-type="string" table:style-name="ce17">
            <text:p>Off Contest</text:p>
          </table:table-cell>
          <table:table-cell office:value-type="string" table:style-name="ce15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1">
          <table:table-cell office:value-type="date" office:date-value="2017-01-04T00:00:00" table:style-name="ce18">
            <text:p>04/01/2017</text:p>
          </table:table-cell>
          <table:table-cell office:value-type="string" table:style-name="ce2">
            <text:p>RPC #03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float" office:value="7" table:formula="msoxl:=COUNTIF(C10:P10, &quot;S&quot;)" table:style-name="ce20">
            <text:p>7</text:p>
          </table:table-cell>
          <table:table-cell office:value-type="string" office:string-value="de" table:formula="msoxl:=IF(COUNTA(C10:P10)&lt;&gt;0,&quot;de&quot;,&quot;&quot;)" table:style-name="ce21">
            <text:p>de</text:p>
          </table:table-cell>
          <table:table-cell office:value-type="float" office:value="13" table:formula="msoxl:=14 - COUNTIF(C10:P10, &quot;NH&quot;)" table:style-name="ce22">
            <text:p>13</text:p>
          </table:table-cell>
          <table:table-cell office:value-type="float" office:value="1" table:formula="msoxl:=IF(Q10+(COUNTIF(C10:P10, &quot;B&quot;) + COUNTIF(C10:P10, &quot;M&quot;) + COUNTIF(C10:P10, &quot;I&quot;) + COUNTIF(C10:P10, &quot;A&quot;)) = S10, &quot;CLEARED&quot;, COUNTIF(C10:P10, &quot;B&quot;) + COUNTIF(C10:P10, &quot;M&quot;) + COUNTIF(C10:P10, &quot;I&quot;) + COUNTIF(C10:P10, &quot;A&quot;))" table:style-name="ce38">
            <text:p>1</text:p>
          </table:table-cell>
          <table:table-cell office:value-type="string" table:style-name="ce23">
            <text:p><text:a xlink:href="http://redprogramacioncompetitiva.com/contests/2017/03/">http://redprogramacioncompetitiva.com/contests/2017/03/</text:a></text:p>
          </table:table-cell>
          <table:table-cell table:style-name="ce8"/>
          <table:table-cell office:value-type="string" table:style-name="ce8">
            <text:p>E = QuaseEqual strings</text:p>
          </table:table-cell>
          <table:table-cell office:value-type="string" table:style-name="ce8">
            <text:p>J = Tobby Prim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1-04T00:00:00" table:style-name="ce18">
            <text:p>04/11/2017</text:p>
          </table:table-cell>
          <table:table-cell office:value-type="string" table:style-name="ce2">
            <text:p>NEERC 15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M</text:p>
          </table:table-cell>
          <table:table-cell office:value-type="string" table:style-name="ce31">
            <text:p>M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table:style-name="ce31"/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2" table:formula="msoxl:=COUNTIF(C11:P11, &quot;S&quot;)" table:style-name="ce20">
            <text:p>2</text:p>
          </table:table-cell>
          <table:table-cell office:value-type="string" office:string-value="de" table:formula="msoxl:=IF(COUNTA(C11:P11)&lt;&gt;0,&quot;de&quot;,&quot;&quot;)" table:style-name="ce21">
            <text:p>de</text:p>
          </table:table-cell>
          <table:table-cell office:value-type="float" office:value="12" table:formula="msoxl:=14 - COUNTIF(C11:P11, &quot;NH&quot;)" table:style-name="ce22">
            <text:p>12</text:p>
          </table:table-cell>
          <table:table-cell office:value-type="float" office:value="2" table:formula="msoxl:=IF(Q11+(COUNTIF(C11:P11, &quot;B&quot;) + COUNTIF(C11:P11, &quot;M&quot;) + COUNTIF(C11:P11, &quot;I&quot;) + COUNTIF(C11:P11, &quot;A&quot;)) = S11, &quot;CLEARED&quot;, COUNTIF(C11:P11, &quot;B&quot;) + COUNTIF(C11:P11, &quot;M&quot;) + COUNTIF(C11:P11, &quot;I&quot;) + COUNTIF(C11:P11, &quot;A&quot;))" table:style-name="ce38">
            <text:p>2</text:p>
          </table:table-cell>
          <table:table-cell office:value-type="string" table:style-name="ce8">
            <text:p>http://codeforces.com/gym/100851</text:p>
          </table:table-cell>
          <table:table-cell table:style-name="ce8"/>
          <table:table-cell office:value-type="string" table:style-name="ce8">
            <text:p>B = BinDecimal</text:p>
          </table:table-cell>
          <table:table-cell office:value-type="string" table:style-name="ce8">
            <text:p>J = Jump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18">
            <text:p>21/04/2017</text:p>
          </table:table-cell>
          <table:table-cell office:value-type="string" table:style-name="ce2">
            <text:p>NEERC Southern Subregional 13-14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B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NH</text:p>
          </table:table-cell>
          <table:table-cell office:value-type="float" office:value="6" table:formula="msoxl:=COUNTIF(C12:P12, &quot;S&quot;)" table:style-name="ce20">
            <text:p>6</text:p>
          </table:table-cell>
          <table:table-cell office:value-type="string" office:string-value="de" table:formula="msoxl:=IF(COUNTA(C12:P12)&lt;&gt;0,&quot;de&quot;,&quot;&quot;)" table:style-name="ce21">
            <text:p>de</text:p>
          </table:table-cell>
          <table:table-cell office:value-type="float" office:value="13" table:formula="msoxl:=14 - COUNTIF(C12:P12, &quot;NH&quot;)" table:style-name="ce22">
            <text:p>13</text:p>
          </table:table-cell>
          <table:table-cell office:value-type="float" office:value="2" table:formula="msoxl:=IF(Q12+(COUNTIF(C12:P12, &quot;B&quot;) + COUNTIF(C12:P12, &quot;M&quot;) + COUNTIF(C12:P12, &quot;I&quot;) + COUNTIF(C12:P12, &quot;A&quot;)) = S12, &quot;CLEARED&quot;, COUNTIF(C12:P12, &quot;B&quot;) + COUNTIF(C12:P12, &quot;M&quot;) + COUNTIF(C12:P12, &quot;I&quot;) + COUNTIF(C12:P12, &quot;A&quot;))" table:style-name="ce38">
            <text:p>2</text:p>
          </table:table-cell>
          <table:table-cell office:value-type="string" table:style-name="ce8">
            <text:p>http://codeforces.com/gym/100253</text:p>
          </table:table-cell>
          <table:table-cell table:style-name="ce8"/>
          <table:table-cell office:value-type="string" table:style-name="ce8">
            <text:p>E = Scientific Batallion</text:p>
          </table:table-cell>
          <table:table-cell office:value-type="string" table:style-name="ce8">
            <text:p>J = Contest and Trai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18">
            <text:p>24/04/2017</text:p>
          </table:table-cell>
          <table:table-cell office:value-type="string" table:style-name="ce2">
            <text:p>World Finals 2012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B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1" table:formula="msoxl:=COUNTIF(C13:P13, &quot;S&quot;)" table:style-name="ce20">
            <text:p>1</text:p>
          </table:table-cell>
          <table:table-cell office:value-type="string" office:string-value="de" table:formula="msoxl:=IF(COUNTA(C13:P13)&lt;&gt;0,&quot;de&quot;,&quot;&quot;)" table:style-name="ce21">
            <text:p>de</text:p>
          </table:table-cell>
          <table:table-cell office:value-type="float" office:value="12" table:formula="msoxl:=14 - COUNTIF(C13:P13, &quot;NH&quot;)" table:style-name="ce22">
            <text:p>12</text:p>
          </table:table-cell>
          <table:table-cell office:value-type="float" office:value="1" table:formula="msoxl:=IF(Q13+(COUNTIF(C13:P13, &quot;B&quot;) + COUNTIF(C13:P13, &quot;M&quot;) + COUNTIF(C13:P13, &quot;I&quot;) + COUNTIF(C13:P13, &quot;A&quot;)) = S13, &quot;CLEARED&quot;, COUNTIF(C13:P13, &quot;B&quot;) + COUNTIF(C13:P13, &quot;M&quot;) + COUNTIF(C13:P13, &quot;I&quot;) + COUNTIF(C13:P13, &quot;A&quot;))" table:style-name="ce38">
            <text:p>1</text:p>
          </table:table-cell>
          <table:table-cell office:value-type="string" table:style-name="ce8">
            <text:p>http://codeforces.com/gym/101205</text:p>
          </table:table-cell>
          <table:table-cell table:style-name="ce8"/>
          <table:table-cell office:value-type="string" table:style-name="ce8">
            <text:p>C = Bus Tour</text:p>
          </table:table-cell>
          <table:table-cell office:value-type="string" table:style-name="ce8">
            <text:p>K = Stacking Plat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2-05T00:00:00" table:style-name="ce18">
            <text:p>05/02/2017</text:p>
          </table:table-cell>
          <table:table-cell office:value-type="string" table:style-name="ce2">
            <text:p>SWERC 13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I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1" table:formula="msoxl:=COUNTIF(C14:P14, &quot;S&quot;)" table:style-name="ce20">
            <text:p>1</text:p>
          </table:table-cell>
          <table:table-cell office:value-type="string" office:string-value="de" table:formula="msoxl:=IF(COUNTA(C14:P14)&lt;&gt;0,&quot;de&quot;,&quot;&quot;)" table:style-name="ce21">
            <text:p>de</text:p>
          </table:table-cell>
          <table:table-cell office:value-type="float" office:value="10" table:formula="msoxl:=14 - COUNTIF(C14:P14, &quot;NH&quot;)" table:style-name="ce22">
            <text:p>10</text:p>
          </table:table-cell>
          <table:table-cell office:value-type="float" office:value="1" table:formula="msoxl:=IF(Q14+(COUNTIF(C14:P14, &quot;B&quot;) + COUNTIF(C14:P14, &quot;M&quot;) + COUNTIF(C14:P14, &quot;I&quot;) + COUNTIF(C14:P14, &quot;A&quot;)) = S14, &quot;CLEARED&quot;, COUNTIF(C14:P14, &quot;B&quot;) + COUNTIF(C14:P14, &quot;M&quot;) + COUNTIF(C14:P14, &quot;I&quot;) + COUNTIF(C14:P14, &quot;A&quot;))" table:style-name="ce38">
            <text:p>1</text:p>
          </table:table-cell>
          <table:table-cell office:value-type="string" table:style-name="ce8">
            <text:p>http://codeforces.com/gym/100443</text:p>
          </table:table-cell>
          <table:table-cell table:style-name="ce8"/>
          <table:table-cell office:value-type="string" table:style-name="ce8">
            <text:p>C = Shopping Malls</text:p>
          </table:table-cell>
          <table:table-cell office:value-type="string" table:style-name="ce8">
            <text:p>H = Binary Tree</text:p>
          </table:table-cell>
          <table:table-cell office:value-type="string" table:style-name="ce8">
            <text:p>I = Trending Topic</text:p>
          </table:table-cell>
          <table:table-cell table:number-columns-repeated="141" table:style-name="ce8"/>
          <table:table-cell table:number-columns-repeated="16218"/>
        </table:table-row>
        <table:table-row table:style-name="ro1">
          <table:table-cell office:value-type="date" office:date-value="2017-09-05T00:00:00" table:style-name="ce18">
            <text:p>05/09/2017</text:p>
          </table:table-cell>
          <table:table-cell office:value-type="string" table:style-name="ce2">
            <text:p>NEERC Northern Subregional 15-16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8" table:formula="msoxl:=COUNTIF(C15:P15, &quot;S&quot;)" table:style-name="ce20">
            <text:p>8</text:p>
          </table:table-cell>
          <table:table-cell office:value-type="string" office:string-value="de" table:formula="msoxl:=IF(COUNTA(C15:P15)&lt;&gt;0,&quot;de&quot;,&quot;&quot;)" table:style-name="ce21">
            <text:p>de</text:p>
          </table:table-cell>
          <table:table-cell office:value-type="float" office:value="12" table:formula="msoxl:=14 - COUNTIF(C15:P15, &quot;NH&quot;)" table:style-name="ce22">
            <text:p>12</text:p>
          </table:table-cell>
          <table:table-cell office:value-type="float" office:value="0" table:formula="msoxl:=IF(Q15+(COUNTIF(C15:P15, &quot;B&quot;) + COUNTIF(C15:P15, &quot;M&quot;) + COUNTIF(C15:P15, &quot;I&quot;) + COUNTIF(C15:P15, &quot;A&quot;)) = S15, &quot;CLEARED&quot;, COUNTIF(C15:P15, &quot;B&quot;) + COUNTIF(C15:P15, &quot;M&quot;) + COUNTIF(C15:P15, &quot;I&quot;) + COUNTIF(C15:P15, &quot;A&quot;))" table:style-name="ce38">
            <text:p>0</text:p>
          </table:table-cell>
          <table:table-cell office:value-type="string" table:style-name="ce8">
            <text:p>http://codeforces.com/gym/100801</text:p>
          </table:table-cell>
          <table:table-cell table:style-name="ce8"/>
          <table:table-cell office:value-type="string" table:style-name="ce8">
            <text:p>F = Fygon</text:p>
          </table:table-cell>
          <table:table-cell office:value-type="string" table:style-name="ce8">
            <text:p>G = Graph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18">
            <text:p>15/05/2017</text:p>
          </table:table-cell>
          <table:table-cell office:value-type="string" table:style-name="ce2">
            <text:p>World Finals 2014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1" table:formula="msoxl:=COUNTIF(C16:P16, &quot;S&quot;)" table:style-name="ce20">
            <text:p>1</text:p>
          </table:table-cell>
          <table:table-cell office:value-type="string" office:string-value="de" table:formula="msoxl:=IF(COUNTA(C16:P16)&lt;&gt;0,&quot;de&quot;,&quot;&quot;)" table:style-name="ce21">
            <text:p>de</text:p>
          </table:table-cell>
          <table:table-cell office:value-type="float" office:value="12" table:formula="msoxl:=14 - COUNTIF(C16:P16, &quot;NH&quot;)" table:style-name="ce22">
            <text:p>12</text:p>
          </table:table-cell>
          <table:table-cell office:value-type="float" office:value="0" table:formula="msoxl:=IF(Q16+(COUNTIF(C16:P16, &quot;B&quot;) + COUNTIF(C16:P16, &quot;M&quot;) + COUNTIF(C16:P16, &quot;I&quot;) + COUNTIF(C16:P16, &quot;A&quot;)) = S16, &quot;CLEARED&quot;, COUNTIF(C16:P16, &quot;B&quot;) + COUNTIF(C16:P16, &quot;M&quot;) + COUNTIF(C16:P16, &quot;I&quot;) + COUNTIF(C16:P16, &quot;A&quot;))" table:style-name="ce38">
            <text:p>0</text:p>
          </table:table-cell>
          <table:table-cell office:value-type="string" table:style-name="ce8">
            <text:p>http://codeforces.com/gym/101221</text:p>
          </table:table-cell>
          <table:table-cell table:style-name="ce8"/>
          <table:table-cell office:value-type="string" table:style-name="ce8">
            <text:p>C = Crane Balancing</text:p>
          </table:table-cell>
          <table:table-cell office:value-type="string" table:style-name="ce8">
            <text:p>K = Surveillanc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18">
            <text:p>17/05/2017</text:p>
          </table:table-cell>
          <table:table-cell office:value-type="string" table:style-name="ce2">
            <text:p>World Finals 2013</text:p>
          </table:table-cell>
          <table:table-cell office:value-type="string" table:style-name="ce31">
            <text:p>U</text:p>
          </table:table-cell>
          <table:table-cell table:style-name="ce31"/>
          <table:table-cell table:style-name="ce31"/>
          <table:table-cell office:value-type="string" table:style-name="ce31">
            <text:p>B</text:p>
          </table:table-cell>
          <table:table-cell table:style-name="ce31"/>
          <table:table-cell table:style-name="ce31"/>
          <table:table-cell table:style-name="ce31"/>
          <table:table-cell office:value-type="string" table:style-name="ce31">
            <text:p>U</text:p>
          </table:table-cell>
          <table:table-cell table:style-name="ce31"/>
          <table:table-cell table:style-name="ce31"/>
          <table:table-cell office:value-type="string" table:style-name="ce31">
            <text:p>B</text:p>
          </table:table-cell>
          <table:table-cell table:style-name="ce31"/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0" table:formula="msoxl:=COUNTIF(C17:P17, &quot;S&quot;)" table:style-name="ce20">
            <text:p>0</text:p>
          </table:table-cell>
          <table:table-cell office:value-type="string" office:string-value="de" table:formula="msoxl:=IF(COUNTA(C17:P17)&lt;&gt;0,&quot;de&quot;,&quot;&quot;)" table:style-name="ce21">
            <text:p>de</text:p>
          </table:table-cell>
          <table:table-cell office:value-type="float" office:value="12" table:formula="msoxl:=14 - COUNTIF(C17:P17, &quot;NH&quot;)" table:style-name="ce22">
            <text:p>12</text:p>
          </table:table-cell>
          <table:table-cell office:value-type="float" office:value="2" table:formula="msoxl:=IF(Q17+(COUNTIF(C17:P17, &quot;B&quot;) + COUNTIF(C17:P17, &quot;M&quot;) + COUNTIF(C17:P17, &quot;I&quot;) + COUNTIF(C17:P17, &quot;A&quot;)) = S17, &quot;CLEARED&quot;, COUNTIF(C17:P17, &quot;B&quot;) + COUNTIF(C17:P17, &quot;M&quot;) + COUNTIF(C17:P17, &quot;I&quot;) + COUNTIF(C17:P17, &quot;A&quot;))" table:style-name="ce38">
            <text:p>2</text:p>
          </table:table-cell>
          <table:table-cell office:value-type="string" table:style-name="ce8">
            <text:p>http://codeforces.com/gym/101208</text:p>
          </table:table-cell>
          <table:table-cell table:style-name="ce8"/>
          <table:table-cell office:value-type="string" table:style-name="ce8">
            <text:p>A = Self-Assembly</text:p>
          </table:table-cell>
          <table:table-cell office:value-type="string" table:style-name="ce8">
            <text:p>H = Matrioshka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18">
            <text:p>24/05/2017</text:p>
          </table:table-cell>
          <table:table-cell office:value-type="string" table:style-name="ce2">
            <text:p>World Finals 2017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3" table:formula="msoxl:=COUNTIF(C18:P18, &quot;S&quot;)" table:style-name="ce20">
            <text:p>3</text:p>
          </table:table-cell>
          <table:table-cell office:value-type="string" office:string-value="de" table:formula="msoxl:=IF(COUNTA(C18:P18)&lt;&gt;0,&quot;de&quot;,&quot;&quot;)" table:style-name="ce21">
            <text:p>de</text:p>
          </table:table-cell>
          <table:table-cell office:value-type="float" office:value="12" table:formula="msoxl:=14 - COUNTIF(C18:P18, &quot;NH&quot;)" table:style-name="ce22">
            <text:p>12</text:p>
          </table:table-cell>
          <table:table-cell office:value-type="float" office:value="0" table:formula="msoxl:=IF(Q18+(COUNTIF(C18:P18, &quot;B&quot;) + COUNTIF(C18:P18, &quot;M&quot;) + COUNTIF(C18:P18, &quot;I&quot;) + COUNTIF(C18:P18, &quot;A&quot;)) = S18, &quot;CLEARED&quot;, COUNTIF(C18:P18, &quot;B&quot;) + COUNTIF(C18:P18, &quot;M&quot;) + COUNTIF(C18:P18, &quot;I&quot;) + COUNTIF(C18:P18, &quot;A&quot;))" table:style-name="ce38">
            <text:p>0</text:p>
          </table:table-cell>
          <table:table-cell office:value-type="string" table:style-name="ce23">
            <text:p><text:a xlink:href="http://codeforces.com/gym/101471">http://codeforces.com/gym/101471</text:a></text:p>
          </table:table-cell>
          <table:table-cell table:style-name="ce8"/>
          <table:table-cell office:value-type="string" table:style-name="ce8">
            <text:p>A = Airport Construction</text:p>
          </table:table-cell>
          <table:table-cell office:value-type="string" table:style-name="ce8">
            <text:p>C = Mission Improbabl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0-06T00:00:00" table:style-name="ce18">
            <text:p>06/10/2017</text:p>
          </table:table-cell>
          <table:table-cell office:value-type="string" table:style-name="ce2">
            <text:p>RPC #06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8" table:formula="msoxl:=COUNTIF(C19:P19, &quot;S&quot;)" table:style-name="ce20">
            <text:p>8</text:p>
          </table:table-cell>
          <table:table-cell office:value-type="string" office:string-value="de" table:formula="msoxl:=IF(COUNTA(C19:P19)&lt;&gt;0,&quot;de&quot;,&quot;&quot;)" table:style-name="ce21">
            <text:p>de</text:p>
          </table:table-cell>
          <table:table-cell office:value-type="float" office:value="12" table:formula="msoxl:=14 - COUNTIF(C19:P19, &quot;NH&quot;)" table:style-name="ce22">
            <text:p>12</text:p>
          </table:table-cell>
          <table:table-cell office:value-type="float" office:value="1" table:formula="msoxl:=IF(Q19+(COUNTIF(C19:P19, &quot;B&quot;) + COUNTIF(C19:P19, &quot;M&quot;) + COUNTIF(C19:P19, &quot;I&quot;) + COUNTIF(C19:P19, &quot;A&quot;)) = S19, &quot;CLEARED&quot;, COUNTIF(C19:P19, &quot;B&quot;) + COUNTIF(C19:P19, &quot;M&quot;) + COUNTIF(C19:P19, &quot;I&quot;) + COUNTIF(C19:P19, &quot;A&quot;))" table:style-name="ce38">
            <text:p>1</text:p>
          </table:table-cell>
          <table:table-cell office:value-type="string" table:style-name="ce23">
            <text:p><text:a xlink:href="http://redprogramacioncompetitiva.com/contests/2017/06/">http://redprogramacioncompetitiva.com/contests/2017/06/</text:a></text:p>
          </table:table-cell>
          <table:table-cell table:style-name="ce8"/>
          <table:table-cell office:value-type="string" table:style-name="ce8">
            <text:p>F = Macarons</text:p>
          </table:table-cell>
          <table:table-cell office:value-type="string" table:style-name="ce8">
            <text:p>G = Geonosi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7-07T00:00:00" table:style-name="ce18">
            <text:p>07/07/2017</text:p>
          </table:table-cell>
          <table:table-cell office:value-type="string" table:style-name="ce2">
            <text:p>SEUSA 2009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3" table:formula="msoxl:=COUNTIF(C20:P20, &quot;S&quot;)" table:style-name="ce20">
            <text:p>3</text:p>
          </table:table-cell>
          <table:table-cell office:value-type="string" office:string-value="de" table:formula="msoxl:=IF(COUNTA(C20:P20)&lt;&gt;0,&quot;de&quot;,&quot;&quot;)" table:style-name="ce21">
            <text:p>de</text:p>
          </table:table-cell>
          <table:table-cell office:value-type="float" office:value="9" table:formula="msoxl:=14 - COUNTIF(C20:P20, &quot;NH&quot;)" table:style-name="ce22">
            <text:p>9</text:p>
          </table:table-cell>
          <table:table-cell office:value-type="float" office:value="1" table:formula="msoxl:=IF(Q20+(COUNTIF(C20:P20, &quot;B&quot;) + COUNTIF(C20:P20, &quot;M&quot;) + COUNTIF(C20:P20, &quot;I&quot;) + COUNTIF(C20:P20, &quot;A&quot;)) = S20, &quot;CLEARED&quot;, COUNTIF(C20:P20, &quot;B&quot;) + COUNTIF(C20:P20, &quot;M&quot;) + COUNTIF(C20:P20, &quot;I&quot;) + COUNTIF(C20:P20, &quot;A&quot;))" table:style-name="ce38">
            <text:p>1</text:p>
          </table:table-cell>
          <table:table-cell office:value-type="string" table:style-name="ce23">
            <text:p><text:a xlink:href="http://codeforces.com/gym/100182">http://codeforces.com/gym/100182</text:a></text:p>
          </table:table-cell>
          <table:table-cell table:style-name="ce8"/>
          <table:table-cell office:value-type="string" table:style-name="ce8">
            <text:p>G = Pool Table</text:p>
          </table:table-cell>
          <table:table-cell office:value-type="string" table:style-name="ce8">
            <text:p>I = Mosaic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17/07/2017</text:p>
          </table:table-cell>
          <table:table-cell office:value-type="string" table:style-name="ce24">
            <text:p>TC 2017 ARG #00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U</text:p>
          </table:table-cell>
          <table:table-cell table:style-name="ce32"/>
          <table:table-cell office:value-type="string" table:style-name="ce31">
            <text:p>S</text:p>
          </table:table-cell>
          <table:table-cell table:style-name="ce32"/>
          <table:table-cell table:style-name="ce32"/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4" table:formula="msoxl:=COUNTIF(C21:P21, &quot;S&quot;)" table:style-name="ce20">
            <text:p>4</text:p>
          </table:table-cell>
          <table:table-cell office:value-type="string" office:string-value="de" table:formula="msoxl:=IF(COUNTA(C21:P21)&lt;&gt;0,&quot;de&quot;,&quot;&quot;)" table:style-name="ce21">
            <text:p>de</text:p>
          </table:table-cell>
          <table:table-cell office:value-type="float" office:value="10" table:formula="msoxl:=14 - COUNTIF(C21:P21, &quot;NH&quot;)" table:style-name="ce22">
            <text:p>10</text:p>
          </table:table-cell>
          <table:table-cell office:value-type="float" office:value="1" table:formula="msoxl:=IF(Q21+(COUNTIF(C21:P21, &quot;B&quot;) + COUNTIF(C21:P21, &quot;M&quot;) + COUNTIF(C21:P21, &quot;I&quot;) + COUNTIF(C21:P21, &quot;A&quot;)) = S21, &quot;CLEARED&quot;, COUNTIF(C21:P21, &quot;B&quot;) + COUNTIF(C21:P21, &quot;M&quot;) + COUNTIF(C21:P21, &quot;I&quot;) + COUNTIF(C21:P21, &quot;A&quot;))" table:style-name="ce38">
            <text:p>1</text:p>
          </table:table-cell>
          <table:table-cell office:value-type="string" table:style-name="ce23">
            <text:p><text:a xlink:href="http://coj.uci.cu/contest/contestview.xhtml?cid=1594">http://coj.uci.cu/contest/contestview.xhtml?cid=1594</text:a>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18">
            <text:p>18/07/2017</text:p>
          </table:table-cell>
          <table:table-cell office:value-type="string" table:style-name="ce24">
            <text:p>TC 2017 ARG #01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2">
            <text:p>U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6" table:formula="msoxl:=COUNTIF(C22:P22, &quot;S&quot;)" table:style-name="ce20">
            <text:p>6</text:p>
          </table:table-cell>
          <table:table-cell office:value-type="string" office:string-value="de" table:formula="msoxl:=IF(COUNTA(C22:P22)&lt;&gt;0,&quot;de&quot;,&quot;&quot;)" table:style-name="ce21">
            <text:p>de</text:p>
          </table:table-cell>
          <table:table-cell office:value-type="float" office:value="12" table:formula="msoxl:=14 - COUNTIF(C22:P22, &quot;NH&quot;)" table:style-name="ce22">
            <text:p>12</text:p>
          </table:table-cell>
          <table:table-cell office:value-type="float" office:value="5" table:formula="msoxl:=IF(Q22+(COUNTIF(C22:P22, &quot;B&quot;) + COUNTIF(C22:P22, &quot;M&quot;) + COUNTIF(C22:P22, &quot;I&quot;) + COUNTIF(C22:P22, &quot;A&quot;)) = S22, &quot;CLEARED&quot;, COUNTIF(C22:P22, &quot;B&quot;) + COUNTIF(C22:P22, &quot;M&quot;) + COUNTIF(C22:P22, &quot;I&quot;) + COUNTIF(C22:P22, &quot;A&quot;))" table:style-name="ce38">
            <text:p>5</text:p>
          </table:table-cell>
          <table:table-cell office:value-type="string" table:style-name="ce8">
            <text:p>http://coj.uci.cu/contest/contestview.xhtml?cid=1595</text:p>
          </table:table-cell>
          <table:table-cell table:style-name="ce8"/>
          <table:table-cell office:value-type="string" table:style-name="ce8">
            <text:p>H = Binary Word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18">
            <text:p>19/07/2017</text:p>
          </table:table-cell>
          <table:table-cell office:value-type="string" table:style-name="ce24">
            <text:p>TC 2017 ARG #02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2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9" table:formula="msoxl:=COUNTIF(C23:P23, &quot;S&quot;)" table:style-name="ce20">
            <text:p>9</text:p>
          </table:table-cell>
          <table:table-cell office:value-type="string" office:string-value="de" table:formula="msoxl:=IF(COUNTA(C23:P23)&lt;&gt;0,&quot;de&quot;,&quot;&quot;)" table:style-name="ce21">
            <text:p>de</text:p>
          </table:table-cell>
          <table:table-cell office:value-type="float" office:value="12" table:formula="msoxl:=14 - COUNTIF(C23:P23, &quot;NH&quot;)" table:style-name="ce22">
            <text:p>12</text:p>
          </table:table-cell>
          <table:table-cell office:value-type="float" office:value="0" table:formula="msoxl:=IF(Q23+(COUNTIF(C23:P23, &quot;B&quot;) + COUNTIF(C23:P23, &quot;M&quot;) + COUNTIF(C23:P23, &quot;I&quot;) + COUNTIF(C23:P23, &quot;A&quot;)) = S23, &quot;CLEARED&quot;, COUNTIF(C23:P23, &quot;B&quot;) + COUNTIF(C23:P23, &quot;M&quot;) + COUNTIF(C23:P23, &quot;I&quot;) + COUNTIF(C23:P23, &quot;A&quot;))" table:style-name="ce38">
            <text:p>0</text:p>
          </table:table-cell>
          <table:table-cell office:value-type="string" table:style-name="ce8">
            <text:p>http://coj.uci.cu/contest/contestview.xhtml?cid=1596</text:p>
          </table:table-cell>
          <table:table-cell table:style-name="ce8"/>
          <table:table-cell office:value-type="string" table:style-name="ce8">
            <text:p>H = Cow Coupons</text:p>
          </table:table-cell>
          <table:table-cell office:value-type="string" table:style-name="ce8">
            <text:p>K = Unchanged Pic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1/07/2017</text:p>
          </table:table-cell>
          <table:table-cell office:value-type="string" table:style-name="ce8">
            <text:p>TC 2017 ARG #03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NH</text:p>
          </table:table-cell>
          <table:table-cell office:value-type="float" office:value="5" table:formula="msoxl:=COUNTIF(C24:P24, &quot;S&quot;)" table:style-name="ce20">
            <text:p>5</text:p>
          </table:table-cell>
          <table:table-cell office:value-type="string" office:string-value="de" table:formula="msoxl:=IF(COUNTA(C24:P24)&lt;&gt;0,&quot;de&quot;,&quot;&quot;)" table:style-name="ce21">
            <text:p>de</text:p>
          </table:table-cell>
          <table:table-cell office:value-type="float" office:value="13" table:formula="msoxl:=14 - COUNTIF(C24:P24, &quot;NH&quot;)" table:style-name="ce22">
            <text:p>13</text:p>
          </table:table-cell>
          <table:table-cell office:value-type="float" office:value="4" table:formula="msoxl:=IF(Q24+(COUNTIF(C24:P24, &quot;B&quot;) + COUNTIF(C24:P24, &quot;M&quot;) + COUNTIF(C24:P24, &quot;I&quot;) + COUNTIF(C24:P24, &quot;A&quot;)) = S24, &quot;CLEARED&quot;, COUNTIF(C24:P24, &quot;B&quot;) + COUNTIF(C24:P24, &quot;M&quot;) + COUNTIF(C24:P24, &quot;I&quot;) + COUNTIF(C24:P24, &quot;A&quot;))" table:style-name="ce38">
            <text:p>4</text:p>
          </table:table-cell>
          <table:table-cell office:value-type="string" table:style-name="ce8">
            <text:p>https://a2oj.com/contest?ID=32630</text:p>
          </table:table-cell>
          <table:table-cell table:style-name="ce8"/>
          <table:table-cell office:value-type="string" table:style-name="ce8">
            <text:p>H = Hide and Seek</text:p>
          </table:table-cell>
          <table:table-cell office:value-type="string" table:style-name="ce8">
            <text:p>M = GCD Matrix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4/07/2017</text:p>
          </table:table-cell>
          <table:table-cell office:value-type="string" table:style-name="ce8">
            <text:p>TC 2017 ARG #04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table:style-name="ce31"/>
          <table:table-cell office:value-type="string" table:style-name="ce31">
            <text:p>A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6" table:formula="msoxl:=COUNTIF(C25:P25, &quot;S&quot;)" table:style-name="ce20">
            <text:p>6</text:p>
          </table:table-cell>
          <table:table-cell office:value-type="string" office:string-value="de" table:formula="msoxl:=IF(COUNTA(C25:P25)&lt;&gt;0,&quot;de&quot;,&quot;&quot;)" table:style-name="ce21">
            <text:p>de</text:p>
          </table:table-cell>
          <table:table-cell office:value-type="float" office:value="12" table:formula="msoxl:=14 - COUNTIF(C25:P25, &quot;NH&quot;)" table:style-name="ce22">
            <text:p>12</text:p>
          </table:table-cell>
          <table:table-cell office:value-type="float" office:value="2" table:formula="msoxl:=IF(Q25+(COUNTIF(C25:P25, &quot;B&quot;) + COUNTIF(C25:P25, &quot;M&quot;) + COUNTIF(C25:P25, &quot;I&quot;) + COUNTIF(C25:P25, &quot;A&quot;)) = S25, &quot;CLEARED&quot;, COUNTIF(C25:P25, &quot;B&quot;) + COUNTIF(C25:P25, &quot;M&quot;) + COUNTIF(C25:P25, &quot;I&quot;) + COUNTIF(C25:P25, &quot;A&quot;))" table:style-name="ce38">
            <text:p>2</text:p>
          </table:table-cell>
          <table:table-cell office:value-type="string" table:style-name="ce23">
            <text:p><text:a xlink:href="https://a2oj.com/contest?ID=32666">https://a2oj.com/contest?ID=32666</text:a></text:p>
          </table:table-cell>
          <table:table-cell table:style-name="ce8"/>
          <table:table-cell office:value-type="string" table:style-name="ce8">
            <text:p>D = Dice Contest</text:p>
          </table:table-cell>
          <table:table-cell office:value-type="string" table:style-name="ce8">
            <text:p>G = Roof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5/07/2017</text:p>
          </table:table-cell>
          <table:table-cell office:value-type="string" table:style-name="ce8">
            <text:p>TC 2017 ARG #05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2">
            <text:p>U</text:p>
          </table:table-cell>
          <table:table-cell office:value-type="string" table:style-name="ce31">
            <text:p>___</text:p>
          </table:table-cell>
          <table:table-cell table:style-name="ce31"/>
          <table:table-cell office:value-type="float" office:value="7" table:formula="msoxl:=COUNTIF(C26:P26, &quot;S&quot;)" table:style-name="ce20">
            <text:p>7</text:p>
          </table:table-cell>
          <table:table-cell office:value-type="string" office:string-value="de" table:formula="msoxl:=IF(COUNTA(C26:P26)&lt;&gt;0,&quot;de&quot;,&quot;&quot;)" table:style-name="ce21">
            <text:p>de</text:p>
          </table:table-cell>
          <table:table-cell office:value-type="float" office:value="14" table:formula="msoxl:=14 - COUNTIF(C26:P26, &quot;NH&quot;)" table:style-name="ce22">
            <text:p>14</text:p>
          </table:table-cell>
          <table:table-cell office:value-type="float" office:value="1" table:formula="msoxl:=IF(Q26+(COUNTIF(C26:P26, &quot;B&quot;) + COUNTIF(C26:P26, &quot;M&quot;) + COUNTIF(C26:P26, &quot;I&quot;) + COUNTIF(C26:P26, &quot;A&quot;)) = S26, &quot;CLEARED&quot;, COUNTIF(C26:P26, &quot;B&quot;) + COUNTIF(C26:P26, &quot;M&quot;) + COUNTIF(C26:P26, &quot;I&quot;) + COUNTIF(C26:P26, &quot;A&quot;))" table:style-name="ce38">
            <text:p>1</text:p>
          </table:table-cell>
          <table:table-cell office:value-type="string" table:style-name="ce23">
            <text:p><text:a xlink:href="https://a2oj.com/contest?ID=32695">https://a2oj.com/contest?ID=32695</text:a></text:p>
          </table:table-cell>
          <table:table-cell table:style-name="ce8"/>
          <table:table-cell office:value-type="string" table:style-name="ce8">
            <text:p>K = Cave</text:p>
          </table:table-cell>
          <table:table-cell office:value-type="string" table:style-name="ce8">
            <text:p>L = Robotic S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6/07/2017</text:p>
          </table:table-cell>
          <table:table-cell office:value-type="string" table:style-name="ce8">
            <text:p>TC 2017 ARG #06</text:p>
          </table:table-cell>
          <table:table-cell office:value-type="string" table:style-name="ce32">
            <text:p>U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A</text:p>
          </table:table-cell>
          <table:table-cell table:style-name="ce32"/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5" table:formula="msoxl:=COUNTIF(C27:P27, &quot;S&quot;)" table:style-name="ce20">
            <text:p>5</text:p>
          </table:table-cell>
          <table:table-cell office:value-type="string" office:string-value="de" table:formula="msoxl:=IF(COUNTA(C27:P27)&lt;&gt;0,&quot;de&quot;,&quot;&quot;)" table:style-name="ce21">
            <text:p>de</text:p>
          </table:table-cell>
          <table:table-cell office:value-type="float" office:value="12" table:formula="msoxl:=14 - COUNTIF(C27:P27, &quot;NH&quot;)" table:style-name="ce22">
            <text:p>12</text:p>
          </table:table-cell>
          <table:table-cell office:value-type="float" office:value="1" table:formula="msoxl:=IF(Q27+(COUNTIF(C27:P27, &quot;B&quot;) + COUNTIF(C27:P27, &quot;M&quot;) + COUNTIF(C27:P27, &quot;I&quot;) + COUNTIF(C27:P27, &quot;A&quot;)) = S27, &quot;CLEARED&quot;, COUNTIF(C27:P27, &quot;B&quot;) + COUNTIF(C27:P27, &quot;M&quot;) + COUNTIF(C27:P27, &quot;I&quot;) + COUNTIF(C27:P27, &quot;A&quot;))" table:style-name="ce38">
            <text:p>1</text:p>
          </table:table-cell>
          <table:table-cell office:value-type="string" table:style-name="ce23">
            <text:p><text:a xlink:href="http://coj.uci.cu/contest/contestview.xhtml?cid=1606">http://coj.uci.cu/contest/contestview.xhtml?cid=1606</text:a></text:p>
          </table:table-cell>
          <table:table-cell table:style-name="ce8"/>
          <table:table-cell office:value-type="string" table:style-name="ce8">
            <text:p>A = Balanced Cow Subsets</text:p>
          </table:table-cell>
          <table:table-cell office:value-type="string" table:style-name="ce8">
            <text:p>B = Tilling Grid II</text:p>
          </table:table-cell>
          <table:table-cell office:value-type="string" table:style-name="ce8">
            <text:p>F = Fibonacci Neurotoxin II</text:p>
          </table:table-cell>
          <table:table-cell office:value-type="string" table:style-name="ce8">
            <text:p>I = Grid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18">
            <text:p>27/07/2017</text:p>
          </table:table-cell>
          <table:table-cell office:value-type="string" table:style-name="ce8">
            <text:p>TC 2017 ARG #07 (ARG vs MUNDO)</text:p>
          </table:table-cell>
          <table:table-cell office:value-type="string" table:style-name="ce32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2">
            <text:p>U</text:p>
          </table:table-cell>
          <table:table-cell office:value-type="string" table:style-name="ce31">
            <text:p>___</text:p>
          </table:table-cell>
          <table:table-cell table:style-name="ce32"/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5" table:formula="msoxl:=COUNTIF(C28:P28, &quot;S&quot;)" table:style-name="ce20">
            <text:p>5</text:p>
          </table:table-cell>
          <table:table-cell office:value-type="string" office:string-value="de" table:formula="msoxl:=IF(COUNTA(C28:P28)&lt;&gt;0,&quot;de&quot;,&quot;&quot;)" table:style-name="ce21">
            <text:p>de</text:p>
          </table:table-cell>
          <table:table-cell office:value-type="float" office:value="12" table:formula="msoxl:=14 - COUNTIF(C28:P28, &quot;NH&quot;)" table:style-name="ce22">
            <text:p>12</text:p>
          </table:table-cell>
          <table:table-cell office:value-type="float" office:value="0" table:formula="msoxl:=IF(Q28+(COUNTIF(C28:P28, &quot;B&quot;) + COUNTIF(C28:P28, &quot;M&quot;) + COUNTIF(C28:P28, &quot;I&quot;) + COUNTIF(C28:P28, &quot;A&quot;)) = S28, &quot;CLEARED&quot;, COUNTIF(C28:P28, &quot;B&quot;) + COUNTIF(C28:P28, &quot;M&quot;) + COUNTIF(C28:P28, &quot;I&quot;) + COUNTIF(C28:P28, &quot;A&quot;))" table:style-name="ce38">
            <text:p>0</text:p>
          </table:table-cell>
          <table:table-cell office:value-type="string" table:style-name="ce8">
            <text:p>http://coj.uci.cu/contest/contestview.xhtml?cid=1601</text:p>
          </table:table-cell>
          <table:table-cell table:style-name="ce8"/>
          <table:table-cell office:value-type="string" table:style-name="ce8">
            <text:p>A = Race</text:p>
          </table:table-cell>
          <table:table-cell office:value-type="string" table:style-name="ce8">
            <text:p>H = Four Poin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16/08/2017</text:p>
          </table:table-cell>
          <table:table-cell office:value-type="string" table:style-name="ce8">
            <text:p>NWERC 13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6" table:formula="msoxl:=COUNTIF(C29:P29, &quot;S&quot;)" table:style-name="ce20">
            <text:p>6</text:p>
          </table:table-cell>
          <table:table-cell office:value-type="string" office:string-value="de" table:formula="msoxl:=IF(COUNTA(C29:P29)&lt;&gt;0,&quot;de&quot;,&quot;&quot;)" table:style-name="ce21">
            <text:p>de</text:p>
          </table:table-cell>
          <table:table-cell office:value-type="float" office:value="10" table:formula="msoxl:=14 - COUNTIF(C29:P29, &quot;NH&quot;)" table:style-name="ce22">
            <text:p>10</text:p>
          </table:table-cell>
          <table:table-cell office:value-type="float" office:value="0" table:formula="msoxl:=IF(Q29+(COUNTIF(C29:P29, &quot;B&quot;) + COUNTIF(C29:P29, &quot;M&quot;) + COUNTIF(C29:P29, &quot;I&quot;) + COUNTIF(C29:P29, &quot;A&quot;)) = S29, &quot;CLEARED&quot;, COUNTIF(C29:P29, &quot;B&quot;) + COUNTIF(C29:P29, &quot;M&quot;) + COUNTIF(C29:P29, &quot;I&quot;) + COUNTIF(C29:P29, &quot;A&quot;))" table:style-name="ce38">
            <text:p>0</text:p>
          </table:table-cell>
          <table:table-cell office:value-type="string" table:style-name="ce23">
            <text:p><text:a xlink:href="http://codeforces.com/gym/100405">http://codeforces.com/gym/100405</text:a></text:p>
          </table:table-cell>
          <table:table-cell table:style-name="ce8"/>
          <table:table-cell office:value-type="string" table:style-name="ce8">
            <text:p>E = Exponential Towers</text:p>
          </table:table-cell>
          <table:table-cell office:value-type="string" table:style-name="ce8">
            <text:p>I = Infix to Prefix</text:p>
          </table:table-cell>
          <table:table-cell office:value-type="string" table:style-name="ce8">
            <text:p>J = Jingle Ball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table:style-name="ce18"/>
          <table:table-cell office:value-type="string" table:style-name="ce24">
            <text:p>Tap Brasilero o mexicano (RPC #n)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12" table:formula="msoxl:=COUNTIF(C30:P30, &quot;S&quot;)" table:style-name="ce20">
            <text:p>12</text:p>
          </table:table-cell>
          <table:table-cell office:value-type="string" office:string-value="de" table:formula="msoxl:=IF(COUNTA(C30:P30)&lt;&gt;0,&quot;de&quot;,&quot;&quot;)" table:style-name="ce21">
            <text:p>de</text:p>
          </table:table-cell>
          <table:table-cell office:value-type="float" office:value="12" table:formula="msoxl:=14 - COUNTIF(C30:P30, &quot;NH&quot;)" table:style-name="ce22">
            <text:p>12</text:p>
          </table:table-cell>
          <table:table-cell office:value-type="string" office:string-value="CLEARED" table:formula="msoxl:=IF(Q30+(COUNTIF(C30:P30, &quot;B&quot;) + COUNTIF(C30:P30, &quot;M&quot;) + COUNTIF(C30:P30, &quot;I&quot;) + COUNTIF(C30:P30, &quot;A&quot;)) = S30, &quot;CLEARED&quot;, COUNTIF(C30:P30, &quot;B&quot;) + COUNTIF(C30:P30, &quot;M&quot;) + COUNTIF(C30:P30, &quot;I&quot;) + COUNTIF(C30:P30, &quot;A&quot;))" table:style-name="ce38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18">
            <text:p>30/09/2017</text:p>
          </table:table-cell>
          <table:table-cell office:value-type="string" table:style-name="ce8">
            <text:p>Tap 2017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8" table:formula="msoxl:=COUNTIF(C31:P31, &quot;S&quot;)" table:style-name="ce20">
            <text:p>8</text:p>
          </table:table-cell>
          <table:table-cell office:value-type="string" office:string-value="de" table:formula="msoxl:=IF(COUNTA(C31:P31)&lt;&gt;0,&quot;de&quot;,&quot;&quot;)" table:style-name="ce21">
            <text:p>de</text:p>
          </table:table-cell>
          <table:table-cell office:value-type="float" office:value="12" table:formula="msoxl:=14 - COUNTIF(C31:P31, &quot;NH&quot;)" table:style-name="ce22">
            <text:p>12</text:p>
          </table:table-cell>
          <table:table-cell office:value-type="string" office:string-value="CLEARED" table:formula="msoxl:=IF(Q31+(COUNTIF(C31:P31, &quot;B&quot;) + COUNTIF(C31:P31, &quot;M&quot;) + COUNTIF(C31:P31, &quot;I&quot;) + COUNTIF(C31:P31, &quot;A&quot;)) = S31, &quot;CLEARED&quot;, COUNTIF(C31:P31, &quot;B&quot;) + COUNTIF(C31:P31, &quot;M&quot;) + COUNTIF(C31:P31, &quot;I&quot;) + COUNTIF(C31:P31, &quot;A&quot;))" table:style-name="ce38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18">
            <text:p>07/10/2017</text:p>
          </table:table-cell>
          <table:table-cell office:value-type="string" table:style-name="ce8">
            <text:p>14/15 Petrozavodsk Winter TC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3" table:formula="msoxl:=COUNTIF(C32:P32, &quot;S&quot;)" table:style-name="ce20">
            <text:p>3</text:p>
          </table:table-cell>
          <table:table-cell office:value-type="string" office:string-value="de" table:formula="msoxl:=IF(COUNTA(C32:P32)&lt;&gt;0,&quot;de&quot;,&quot;&quot;)" table:style-name="ce21">
            <text:p>de</text:p>
          </table:table-cell>
          <table:table-cell office:value-type="float" office:value="10" table:formula="msoxl:=14 - COUNTIF(C32:P32, &quot;NH&quot;)" table:style-name="ce22">
            <text:p>10</text:p>
          </table:table-cell>
          <table:table-cell office:value-type="float" office:value="0" table:formula="msoxl:=IF(Q32+(COUNTIF(C32:P32, &quot;B&quot;) + COUNTIF(C32:P32, &quot;M&quot;) + COUNTIF(C32:P32, &quot;I&quot;) + COUNTIF(C32:P32, &quot;A&quot;)) = S32, &quot;CLEARED&quot;, COUNTIF(C32:P32, &quot;B&quot;) + COUNTIF(C32:P32, &quot;M&quot;) + COUNTIF(C32:P32, &quot;I&quot;) + COUNTIF(C32:P32, &quot;A&quot;))" table:style-name="ce38">
            <text:p>0</text:p>
          </table:table-cell>
          <table:table-cell office:value-type="string" table:style-name="ce23">
            <text:p><text:a xlink:href="http://codeforces.com/gym/100958">http://codeforces.com/gym/100958</text:a></text:p>
          </table:table-cell>
          <table:table-cell table:style-name="ce8"/>
          <table:table-cell office:value-type="string" table:style-name="ce8">
            <text:p>B = Dictionary</text:p>
          </table:table-cell>
          <table:table-cell office:value-type="string" table:style-name="ce8">
            <text:p>J = Hyperrectangl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18/10/2017</text:p>
          </table:table-cell>
          <table:table-cell office:value-type="string" table:style-name="ce8">
            <text:p>NWERC 10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M</text:p>
          </table:table-cell>
          <table:table-cell office:value-type="string" table:style-name="ce32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6" table:formula="msoxl:=COUNTIF(C33:P33, &quot;S&quot;)" table:style-name="ce20">
            <text:p>6</text:p>
          </table:table-cell>
          <table:table-cell office:value-type="string" office:string-value="de" table:formula="msoxl:=IF(COUNTA(C33:P33)&lt;&gt;0,&quot;de&quot;,&quot;&quot;)" table:style-name="ce21">
            <text:p>de</text:p>
          </table:table-cell>
          <table:table-cell office:value-type="float" office:value="10" table:formula="msoxl:=14 - COUNTIF(C33:P33, &quot;NH&quot;)" table:style-name="ce22">
            <text:p>10</text:p>
          </table:table-cell>
          <table:table-cell office:value-type="float" office:value="1" table:formula="msoxl:=IF(Q33+(COUNTIF(C33:P33, &quot;B&quot;) + COUNTIF(C33:P33, &quot;M&quot;) + COUNTIF(C33:P33, &quot;I&quot;) + COUNTIF(C33:P33, &quot;A&quot;)) = S33, &quot;CLEARED&quot;, COUNTIF(C33:P33, &quot;B&quot;) + COUNTIF(C33:P33, &quot;M&quot;) + COUNTIF(C33:P33, &quot;I&quot;) + COUNTIF(C33:P33, &quot;A&quot;))" table:style-name="ce38">
            <text:p>1</text:p>
          </table:table-cell>
          <table:table-cell office:value-type="string" table:style-name="ce8">
            <text:p>http://codeforces.com/gym/101404</text:p>
          </table:table-cell>
          <table:table-cell table:style-name="ce8"/>
          <table:table-cell office:value-type="string" table:style-name="ce8">
            <text:p>D = Hill Driving</text:p>
          </table:table-cell>
          <table:table-cell office:value-type="string" table:style-name="ce8">
            <text:p>G = Sellling Land</text:p>
          </table:table-cell>
          <table:table-cell table:number-columns-repeated="142" table:style-name="ce8"/>
          <table:table-cell table:number-columns-repeated="16218"/>
        </table:table-row>
        <table:table-row table:style-name="ro6">
          <table:table-cell office:value-type="string" table:style-name="ce18">
            <text:p>28/10/2017</text:p>
          </table:table-cell>
          <table:table-cell office:value-type="string" table:style-name="ce1">
            <text:p>NEERC 2017 Southern Subregional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B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M</text:p>
          </table:table-cell>
          <table:table-cell office:value-type="string" table:style-name="ce31">
            <text:p>M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float" office:value="7" table:formula="msoxl:=COUNTIF(C34:P34, &quot;S&quot;)" table:style-name="ce20">
            <text:p>7</text:p>
          </table:table-cell>
          <table:table-cell office:value-type="string" office:string-value="de" table:formula="msoxl:=IF(COUNTA(C34:P34)&lt;&gt;0,&quot;de&quot;,&quot;&quot;)" table:style-name="ce21">
            <text:p>de</text:p>
          </table:table-cell>
          <table:table-cell office:value-type="float" office:value="13" table:formula="msoxl:=14 - COUNTIF(C34:P34, &quot;NH&quot;)" table:style-name="ce22">
            <text:p>13</text:p>
          </table:table-cell>
          <table:table-cell office:value-type="float" office:value="3" table:formula="msoxl:=IF(Q34+(COUNTIF(C34:P34, &quot;B&quot;) + COUNTIF(C34:P34, &quot;M&quot;) + COUNTIF(C34:P34, &quot;I&quot;) + COUNTIF(C34:P34, &quot;A&quot;)) = S34, &quot;CLEARED&quot;, COUNTIF(C34:P34, &quot;B&quot;) + COUNTIF(C34:P34, &quot;M&quot;) + COUNTIF(C34:P34, &quot;I&quot;) + COUNTIF(C34:P34, &quot;A&quot;))" table:style-name="ce38">
            <text:p>3</text:p>
          </table:table-cell>
          <table:table-cell office:value-type="string" table:style-name="ce1">
            <text:p>http://codeforces.com/contest/883</text:p>
          </table:table-cell>
          <table:table-cell table:style-name="ce1"/>
          <table:table-cell office:value-type="string" table:style-name="ce8">
            <text:p>B = Berland Army</text:p>
          </table:table-cell>
          <table:table-cell office:value-type="string" table:style-name="ce8">
            <text:p>L = Berland Taxi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7">
          <table:table-cell office:value-type="string" table:style-name="ce18">
            <text:p>30/10/2017</text:p>
          </table:table-cell>
          <table:table-cell office:value-type="string" table:style-name="ce25">
            <text:p>NWERC 2015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7" table:formula="msoxl:=COUNTIF(C35:P35, &quot;S&quot;)" table:style-name="ce20">
            <text:p>7</text:p>
          </table:table-cell>
          <table:table-cell office:value-type="string" office:string-value="de" table:formula="msoxl:=IF(COUNTA(C35:P35)&lt;&gt;0,&quot;de&quot;,&quot;&quot;)" table:style-name="ce21">
            <text:p>de</text:p>
          </table:table-cell>
          <table:table-cell office:value-type="float" office:value="11" table:formula="msoxl:=14 - COUNTIF(C35:P35, &quot;NH&quot;)" table:style-name="ce22">
            <text:p>11</text:p>
          </table:table-cell>
          <table:table-cell office:value-type="float" office:value="0" table:formula="msoxl:=IF(Q35+(COUNTIF(C35:P35, &quot;B&quot;) + COUNTIF(C35:P35, &quot;M&quot;) + COUNTIF(C35:P35, &quot;I&quot;) + COUNTIF(C35:P35, &quot;A&quot;)) = S35, &quot;CLEARED&quot;, COUNTIF(C35:P35, &quot;B&quot;) + COUNTIF(C35:P35, &quot;M&quot;) + COUNTIF(C35:P35, &quot;I&quot;) + COUNTIF(C35:P35, &quot;A&quot;))" table:style-name="ce38">
            <text:p>0</text:p>
          </table:table-cell>
          <table:table-cell office:value-type="string" table:style-name="ce23">
            <text:p><text:a xlink:href="http://codeforces.com/gym/101485">http://codeforces.com/gym/101485</text:a></text:p>
          </table:table-cell>
          <table:table-cell table:style-name="ce8"/>
          <table:table-cell office:value-type="string" table:style-name="ce8">
            <text:p>B = Better Productivity</text:p>
          </table:table-cell>
          <table:table-cell office:value-type="string" table:style-name="ce8">
            <text:p>G = Guessing Camels</text:p>
          </table:table-cell>
          <table:table-cell table:number-columns-repeated="142" table:style-name="ce8"/>
          <table:table-cell table:number-columns-repeated="16218"/>
        </table:table-row>
        <table:table-row table:style-name="ro7">
          <table:table-cell office:value-type="string" table:style-name="ce18">
            <text:p>11/11/2017</text:p>
          </table:table-cell>
          <table:table-cell office:value-type="string" table:style-name="ce25">
            <text:p>NEERC 2017 Northern Subregional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2">
            <text:p>U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6" table:formula="msoxl:=COUNTIF(C36:P36, &quot;S&quot;)" table:style-name="ce20">
            <text:p>6</text:p>
          </table:table-cell>
          <table:table-cell office:value-type="string" office:string-value="de" table:formula="msoxl:=IF(COUNTA(C36:P36)&lt;&gt;0,&quot;de&quot;,&quot;&quot;)" table:style-name="ce21">
            <text:p>de</text:p>
          </table:table-cell>
          <table:table-cell office:value-type="float" office:value="12" table:formula="msoxl:=14 - COUNTIF(C36:P36, &quot;NH&quot;)" table:style-name="ce22">
            <text:p>12</text:p>
          </table:table-cell>
          <table:table-cell office:value-type="float" office:value="0" table:formula="msoxl:=IF(Q36+(COUNTIF(C36:P36, &quot;B&quot;) + COUNTIF(C36:P36, &quot;M&quot;) + COUNTIF(C36:P36, &quot;I&quot;) + COUNTIF(C36:P36, &quot;A&quot;)) = S36, &quot;CLEARED&quot;, COUNTIF(C36:P36, &quot;B&quot;) + COUNTIF(C36:P36, &quot;M&quot;) + COUNTIF(C36:P36, &quot;I&quot;) + COUNTIF(C36:P36, &quot;A&quot;))" table:style-name="ce38">
            <text:p>0</text:p>
          </table:table-cell>
          <table:table-cell office:value-type="string" table:style-name="ce8">
            <text:p>http://codeforces.com/gym/101612</text:p>
          </table:table-cell>
          <table:table-cell table:style-name="ce8"/>
          <table:table-cell office:value-type="string" table:style-name="ce8">
            <text:p>D = Dividing Marbles</text:p>
          </table:table-cell>
          <table:table-cell office:value-type="string" table:style-name="ce8">
            <text:p>E = Equal Numbers</text:p>
          </table:table-cell>
          <table:table-cell office:value-type="string" table:style-name="ce8">
            <text:p>H = Hidden Superviso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18">
            <text:p>15/11/2017</text:p>
          </table:table-cell>
          <table:table-cell office:value-type="string" table:style-name="ce25">
            <text:p>UKIEPC 2017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A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9" table:formula="msoxl:=COUNTIF(C37:P37, &quot;S&quot;)" table:style-name="ce20">
            <text:p>9</text:p>
          </table:table-cell>
          <table:table-cell office:value-type="string" office:string-value="de" table:formula="msoxl:=IF(COUNTA(C37:P37)&lt;&gt;0,&quot;de&quot;,&quot;&quot;)" table:style-name="ce21">
            <text:p>de</text:p>
          </table:table-cell>
          <table:table-cell office:value-type="float" office:value="12" table:formula="msoxl:=14 - COUNTIF(C37:P37, &quot;NH&quot;)" table:style-name="ce22">
            <text:p>12</text:p>
          </table:table-cell>
          <table:table-cell office:value-type="float" office:value="2" table:formula="msoxl:=IF(Q37+(COUNTIF(C37:P37, &quot;B&quot;) + COUNTIF(C37:P37, &quot;M&quot;) + COUNTIF(C37:P37, &quot;I&quot;) + COUNTIF(C37:P37, &quot;A&quot;)) = S37, &quot;CLEARED&quot;, COUNTIF(C37:P37, &quot;B&quot;) + COUNTIF(C37:P37, &quot;M&quot;) + COUNTIF(C37:P37, &quot;I&quot;) + COUNTIF(C37:P37, &quot;A&quot;))" table:style-name="ce38">
            <text:p>2</text:p>
          </table:table-cell>
          <table:table-cell office:value-type="string" table:style-name="ce23">
            <text:p><text:a xlink:href="http://codeforces.com/gym/101606">http://codeforces.com/gym/101606</text:a></text:p>
          </table:table-cell>
          <table:table-cell table:style-name="ce8"/>
          <table:table-cell office:value-type="string" table:style-name="ce8">
            <text:p>G = Gentlebot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18">
            <text:p>20/11/2017</text:p>
          </table:table-cell>
          <table:table-cell office:value-type="string" table:style-name="ce8">
            <text:p>ICPC Regional Latin America 2017</text:p>
          </table:table-cell>
          <table:table-cell office:value-type="string" table:style-name="ce31">
            <text:p>B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NH</text:p>
          </table:table-cell>
          <table:table-cell office:value-type="float" office:value="8" table:formula="msoxl:=COUNTIF(C38:P38, &quot;S&quot;)" table:style-name="ce20">
            <text:p>8</text:p>
          </table:table-cell>
          <table:table-cell office:value-type="string" office:string-value="de" table:formula="msoxl:=IF(COUNTA(C38:P38)&lt;&gt;0,&quot;de&quot;,&quot;&quot;)" table:style-name="ce21">
            <text:p>de</text:p>
          </table:table-cell>
          <table:table-cell office:value-type="float" office:value="13" table:formula="msoxl:=14 - COUNTIF(C38:P38, &quot;NH&quot;)" table:style-name="ce22">
            <text:p>13</text:p>
          </table:table-cell>
          <table:table-cell office:value-type="float" office:value="1" table:formula="msoxl:=IF(Q38+(COUNTIF(C38:P38, &quot;B&quot;) + COUNTIF(C38:P38, &quot;M&quot;) + COUNTIF(C38:P38, &quot;I&quot;) + COUNTIF(C38:P38, &quot;A&quot;)) = S38, &quot;CLEARED&quot;, COUNTIF(C38:P38, &quot;B&quot;) + COUNTIF(C38:P38, &quot;M&quot;) + COUNTIF(C38:P38, &quot;I&quot;) + COUNTIF(C38:P38, &quot;A&quot;))" table:style-name="ce38">
            <text:p>1</text:p>
          </table:table-cell>
          <table:table-cell office:value-type="string" table:style-name="ce23">
            <text:p><text:a xlink:href="http://matcomgrader.com/contest/standing/6227">http://matcomgrader.com/contest/standing/6227</text:a></text:p>
          </table:table-cell>
          <table:table-cell table:style-name="ce8"/>
          <table:table-cell office:value-type="string" table:style-name="ce8">
            <text:p>L = Linearville</text:p>
          </table:table-cell>
          <table:table-cell office:value-type="string" table:style-name="ce8">
            <text:p>M = Marbleco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5/11/2017</text:p>
          </table:table-cell>
          <table:table-cell office:value-type="string" table:style-name="ce8">
            <text:p>RPC #14</text:p>
          </table:table-cell>
          <table:table-cell table:style-name="ce32"/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U</text:p>
          </table:table-cell>
          <table:table-cell table:style-name="ce32"/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4" table:formula="msoxl:=COUNTIF(C39:P39, &quot;S&quot;)" table:style-name="ce20">
            <text:p>4</text:p>
          </table:table-cell>
          <table:table-cell office:value-type="string" office:string-value="de" table:formula="msoxl:=IF(COUNTA(C39:P39)&lt;&gt;0,&quot;de&quot;,&quot;&quot;)" table:style-name="ce21">
            <text:p>de</text:p>
          </table:table-cell>
          <table:table-cell office:value-type="float" office:value="10" table:formula="msoxl:=14 - COUNTIF(C39:P39, &quot;NH&quot;)" table:style-name="ce22">
            <text:p>10</text:p>
          </table:table-cell>
          <table:table-cell office:value-type="float" office:value="0" table:formula="msoxl:=IF(Q39+(COUNTIF(C39:P39, &quot;B&quot;) + COUNTIF(C39:P39, &quot;M&quot;) + COUNTIF(C39:P39, &quot;I&quot;) + COUNTIF(C39:P39, &quot;A&quot;)) = S39, &quot;CLEARED&quot;, COUNTIF(C39:P39, &quot;B&quot;) + COUNTIF(C39:P39, &quot;M&quot;) + COUNTIF(C39:P39, &quot;I&quot;) + COUNTIF(C39:P39, &quot;A&quot;))" table:style-name="ce38">
            <text:p>0</text:p>
          </table:table-cell>
          <table:table-cell office:value-type="string" table:style-name="ce8">
            <text:p>http://redprogramacioncompetitiva.com/contests/2017/14/</text:p>
          </table:table-cell>
          <table:table-cell table:style-name="ce8"/>
          <table:table-cell office:value-type="string" table:style-name="ce8">
            <text:p>D = Rotating Display</text:p>
          </table:table-cell>
          <table:table-cell office:value-type="string" table:style-name="ce8">
            <text:p>E = Fence</text:p>
          </table:table-cell>
          <table:table-cell office:value-type="string" table:style-name="ce8">
            <text:p>F = Tree Stands</text:p>
          </table:table-cell>
          <table:table-cell office:value-type="string" table:style-name="ce8">
            <text:p>G = Orchard Divisio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18">
            <text:p>02/12/2017</text:p>
          </table:table-cell>
          <table:table-cell office:value-type="string" table:style-name="ce8">
            <text:p>SWERC 15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7" table:formula="msoxl:=COUNTIF(C40:P40, &quot;S&quot;)" table:style-name="ce20">
            <text:p>7</text:p>
          </table:table-cell>
          <table:table-cell office:value-type="string" office:string-value="de" table:formula="msoxl:=IF(COUNTA(C40:P40)&lt;&gt;0,&quot;de&quot;,&quot;&quot;)" table:style-name="ce21">
            <text:p>de</text:p>
          </table:table-cell>
          <table:table-cell office:value-type="float" office:value="10" table:formula="msoxl:=14 - COUNTIF(C40:P40, &quot;NH&quot;)" table:style-name="ce22">
            <text:p>10</text:p>
          </table:table-cell>
          <table:table-cell office:value-type="float" office:value="0" table:formula="msoxl:=IF(Q40+(COUNTIF(C40:P40, &quot;B&quot;) + COUNTIF(C40:P40, &quot;M&quot;) + COUNTIF(C40:P40, &quot;I&quot;) + COUNTIF(C40:P40, &quot;A&quot;)) = S40, &quot;CLEARED&quot;, COUNTIF(C40:P40, &quot;B&quot;) + COUNTIF(C40:P40, &quot;M&quot;) + COUNTIF(C40:P40, &quot;I&quot;) + COUNTIF(C40:P40, &quot;A&quot;))" table:style-name="ce38">
            <text:p>0</text:p>
          </table:table-cell>
          <table:table-cell office:value-type="string" table:style-name="ce8">
            <text:p>http://codeforces.com/gym/101128</text:p>
          </table:table-cell>
          <table:table-cell table:style-name="ce8"/>
          <table:table-cell office:value-type="string" table:style-name="ce8">
            <text:p>A = Promotions</text:p>
          </table:table-cell>
          <table:table-cell office:value-type="string" table:style-name="ce8">
            <text:p>F = Landscap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08/12/2017</text:p>
          </table:table-cell>
          <table:table-cell office:value-type="string" table:style-name="ce8">
            <text:p>NWERC 14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2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7" table:formula="msoxl:=COUNTIF(C41:P41, &quot;S&quot;)" table:style-name="ce20">
            <text:p>7</text:p>
          </table:table-cell>
          <table:table-cell office:value-type="string" office:string-value="de" table:formula="msoxl:=IF(COUNTA(C41:P41)&lt;&gt;0,&quot;de&quot;,&quot;&quot;)" table:style-name="ce21">
            <text:p>de</text:p>
          </table:table-cell>
          <table:table-cell office:value-type="float" office:value="11" table:formula="msoxl:=14 - COUNTIF(C41:P41, &quot;NH&quot;)" table:style-name="ce22">
            <text:p>11</text:p>
          </table:table-cell>
          <table:table-cell office:value-type="float" office:value="0" table:formula="msoxl:=IF(Q41+(COUNTIF(C41:P41, &quot;B&quot;) + COUNTIF(C41:P41, &quot;M&quot;) + COUNTIF(C41:P41, &quot;I&quot;) + COUNTIF(C41:P41, &quot;A&quot;)) = S41, &quot;CLEARED&quot;, COUNTIF(C41:P41, &quot;B&quot;) + COUNTIF(C41:P41, &quot;M&quot;) + COUNTIF(C41:P41, &quot;I&quot;) + COUNTIF(C41:P41, &quot;A&quot;))" table:style-name="ce38">
            <text:p>0</text:p>
          </table:table-cell>
          <table:table-cell office:value-type="string" table:style-name="ce23">
            <text:p><text:a xlink:href="http://codeforces.com/gym/101482">http://codeforces.com/gym/101482</text:a></text:p>
          </table:table-cell>
          <table:table-cell table:style-name="ce8"/>
          <table:table-cell office:value-type="string" table:style-name="ce8">
            <text:p>G = Gathering</text:p>
          </table:table-cell>
          <table:table-cell office:value-type="string" table:style-name="ce8">
            <text:p>I = Indoorienteer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5">
            <text:p>Fecha</text:p>
          </table:table-cell>
          <table:table-cell office:value-type="string" table:style-name="ce15">
            <text:p>Nombre de la competencia</text:p>
          </table:table-cell>
          <table:table-cell office:value-type="string" table:style-name="ce16">
            <text:p>A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E</text:p>
          </table:table-cell>
          <table:table-cell office:value-type="string" table:style-name="ce16">
            <text:p>F</text:p>
          </table:table-cell>
          <table:table-cell office:value-type="string" table:style-name="ce16">
            <text:p>G</text:p>
          </table:table-cell>
          <table:table-cell office:value-type="string" table:style-name="ce16">
            <text:p>H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J</text:p>
          </table:table-cell>
          <table:table-cell office:value-type="string" table:style-name="ce16">
            <text:p>K</text:p>
          </table:table-cell>
          <table:table-cell office:value-type="string" table:style-name="ce16">
            <text:p>L</text:p>
          </table:table-cell>
          <table:table-cell office:value-type="string" table:style-name="ce16">
            <text:p>M</text:p>
          </table:table-cell>
          <table:table-cell office:value-type="string" table:style-name="ce16">
            <text:p>N</text:p>
          </table:table-cell>
          <table:table-cell office:value-type="string" table:number-columns-spanned="3" table:number-rows-spanned="1" table:style-name="ce30">
            <text:p>Puntaje</text:p>
          </table:table-cell>
          <table:covered-table-cell table:number-columns-repeated="2"/>
          <table:table-cell office:value-type="string" table:style-name="ce39">
            <text:p>Off Contest</text:p>
          </table:table-cell>
          <table:table-cell office:value-type="string" table:style-name="ce15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18">
            <text:p>15/01/2018</text:p>
          </table:table-cell>
          <table:table-cell office:value-type="string" table:style-name="ce8">
            <text:p>ICPC Regional Latin America 2009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B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2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9" table:formula="msoxl:=COUNTIF(C43:P43, &quot;S&quot;)" table:style-name="ce20">
            <text:p>9</text:p>
          </table:table-cell>
          <table:table-cell office:value-type="string" office:string-value="de" table:formula="msoxl:=IF(COUNTA(C43:P43)&lt;&gt;0,&quot;de&quot;,&quot;&quot;)" table:style-name="ce21">
            <text:p>de</text:p>
          </table:table-cell>
          <table:table-cell office:value-type="float" office:value="11" table:formula="msoxl:=14 - COUNTIF(C43:P43, &quot;NH&quot;)" table:style-name="ce22">
            <text:p>11</text:p>
          </table:table-cell>
          <table:table-cell office:value-type="float" office:value="1" table:formula="msoxl:=IF(Q43+(COUNTIF(C43:P43, &quot;B&quot;) + COUNTIF(C43:P43, &quot;M&quot;) + COUNTIF(C43:P43, &quot;I&quot;) + COUNTIF(C43:P43, &quot;A&quot;)) = S43, &quot;CLEARED&quot;, COUNTIF(C43:P43, &quot;B&quot;) + COUNTIF(C43:P43, &quot;M&quot;) + COUNTIF(C43:P43, &quot;I&quot;) + COUNTIF(C43:P43, &quot;A&quot;))" table:style-name="ce38">
            <text:p>1</text:p>
          </table:table-cell>
          <table:table-cell office:value-type="string" table:style-name="ce23">
            <text:p><text:a xlink:href="http://matcomgrader.com/contest/problems/6219">http://matcomgrader.com/contest/problems/6219</text:a></text:p>
          </table:table-cell>
          <table:table-cell table:style-name="ce8"/>
          <table:table-cell office:value-type="string" table:style-name="ce8">
            <text:p>F = File Recover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18">
            <text:p>23/01/2018</text:p>
          </table:table-cell>
          <table:table-cell office:value-type="string" table:style-name="ce8">
            <text:p>TC 2018 BRA #02</text:p>
          </table:table-cell>
          <table:table-cell office:value-type="string" table:style-name="ce31">
            <text:p>B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B</text:p>
          </table:table-cell>
          <table:table-cell office:value-type="string" table:style-name="ce31">
            <text:p>B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B</text:p>
          </table:table-cell>
          <table:table-cell office:value-type="string" table:style-name="ce32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3" table:formula="msoxl:=COUNTIF(C44:P44, &quot;S&quot;)" table:style-name="ce20">
            <text:p>3</text:p>
          </table:table-cell>
          <table:table-cell office:value-type="string" office:string-value="de" table:formula="msoxl:=IF(COUNTA(C44:P44)&lt;&gt;0,&quot;de&quot;,&quot;&quot;)" table:style-name="ce21">
            <text:p>de</text:p>
          </table:table-cell>
          <table:table-cell office:value-type="float" office:value="10" table:formula="msoxl:=14 - COUNTIF(C44:P44, &quot;NH&quot;)" table:style-name="ce22">
            <text:p>10</text:p>
          </table:table-cell>
          <table:table-cell office:value-type="float" office:value="4" table:formula="msoxl:=IF(Q44+(COUNTIF(C44:P44, &quot;B&quot;) + COUNTIF(C44:P44, &quot;M&quot;) + COUNTIF(C44:P44, &quot;I&quot;) + COUNTIF(C44:P44, &quot;A&quot;)) = S44, &quot;CLEARED&quot;, COUNTIF(C44:P44, &quot;B&quot;) + COUNTIF(C44:P44, &quot;M&quot;) + COUNTIF(C44:P44, &quot;I&quot;) + COUNTIF(C44:P44, &quot;A&quot;))" table:style-name="ce38">
            <text:p>4</text:p>
          </table:table-cell>
          <table:table-cell office:value-type="string" table:style-name="ce1">
            <text:p>http://codeforces.com/group/3qadGzUdR4/contest/101707</text:p>
          </table:table-cell>
          <table:table-cell table:style-name="ce8"/>
          <table:table-cell office:value-type="string" table:style-name="ce8">
            <text:p>G = Largest Quad</text:p>
          </table:table-cell>
          <table:table-cell office:value-type="string" table:style-name="ce8">
            <text:p>I = Most Fa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4/01/2018</text:p>
          </table:table-cell>
          <table:table-cell office:value-type="string" table:style-name="ce8">
            <text:p>TC 2018 BRA #03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2">
            <text:p>S</text:p>
          </table:table-cell>
          <table:table-cell office:value-type="string" table:style-name="ce31">
            <text:p>___</text:p>
          </table:table-cell>
          <table:table-cell table:style-name="ce31"/>
          <table:table-cell office:value-type="string" table:style-name="ce31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6" table:formula="msoxl:=COUNTIF(C45:P45, &quot;S&quot;)" table:style-name="ce20">
            <text:p>6</text:p>
          </table:table-cell>
          <table:table-cell office:value-type="string" office:string-value="de" table:formula="msoxl:=IF(COUNTA(C45:P45)&lt;&gt;0,&quot;de&quot;,&quot;&quot;)" table:style-name="ce21">
            <text:p>de</text:p>
          </table:table-cell>
          <table:table-cell office:value-type="float" office:value="12" table:formula="msoxl:=14 - COUNTIF(C45:P45, &quot;NH&quot;)" table:style-name="ce22">
            <text:p>12</text:p>
          </table:table-cell>
          <table:table-cell office:value-type="float" office:value="0" table:formula="msoxl:=IF(Q45+(COUNTIF(C45:P45, &quot;B&quot;) + COUNTIF(C45:P45, &quot;M&quot;) + COUNTIF(C45:P45, &quot;I&quot;) + COUNTIF(C45:P45, &quot;A&quot;)) = S45, &quot;CLEARED&quot;, COUNTIF(C45:P45, &quot;B&quot;) + COUNTIF(C45:P45, &quot;M&quot;) + COUNTIF(C45:P45, &quot;I&quot;) + COUNTIF(C45:P45, &quot;A&quot;))" table:style-name="ce38">
            <text:p>0</text:p>
          </table:table-cell>
          <table:table-cell office:value-type="string" table:style-name="ce8">
            <text:p>http://codeforces.com/group/3qadGzUdR4/contest/219464</text:p>
          </table:table-cell>
          <table:table-cell table:style-name="ce8"/>
          <table:table-cell office:value-type="string" table:style-name="ce8">
            <text:p>F = Flight To Mars</text:p>
          </table:table-cell>
          <table:table-cell office:value-type="string" table:style-name="ce8">
            <text:p>H = Hadron Trip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6/01/2018</text:p>
          </table:table-cell>
          <table:table-cell office:value-type="string" table:style-name="ce8">
            <text:p>TC 2018 BRA #04</text:p>
          </table:table-cell>
          <table:table-cell office:value-type="string" table:style-name="ce31">
            <text:p>M</text:p>
          </table:table-cell>
          <table:table-cell office:value-type="string" table:style-name="ce31">
            <text:p>S</text:p>
          </table:table-cell>
          <table:table-cell table:style-name="ce31"/>
          <table:table-cell office:value-type="string" table:style-name="ce31">
            <text:p>U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2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6" table:formula="msoxl:=COUNTIF(C46:P46, &quot;S&quot;)" table:style-name="ce20">
            <text:p>6</text:p>
          </table:table-cell>
          <table:table-cell office:value-type="string" office:string-value="de" table:formula="msoxl:=IF(COUNTA(C46:P46)&lt;&gt;0,&quot;de&quot;,&quot;&quot;)" table:style-name="ce21">
            <text:p>de</text:p>
          </table:table-cell>
          <table:table-cell office:value-type="float" office:value="11" table:formula="msoxl:=14 - COUNTIF(C46:P46, &quot;NH&quot;)" table:style-name="ce22">
            <text:p>11</text:p>
          </table:table-cell>
          <table:table-cell office:value-type="float" office:value="1" table:formula="msoxl:=IF(Q46+(COUNTIF(C46:P46, &quot;B&quot;) + COUNTIF(C46:P46, &quot;M&quot;) + COUNTIF(C46:P46, &quot;I&quot;) + COUNTIF(C46:P46, &quot;A&quot;)) = S46, &quot;CLEARED&quot;, COUNTIF(C46:P46, &quot;B&quot;) + COUNTIF(C46:P46, &quot;M&quot;) + COUNTIF(C46:P46, &quot;I&quot;) + COUNTIF(C46:P46, &quot;A&quot;))" table:style-name="ce38">
            <text:p>1</text:p>
          </table:table-cell>
          <table:table-cell office:value-type="string" table:style-name="ce8">
            <text:p>http://codeforces.com/group/3qadGzUdR4/contest/219560</text:p>
          </table:table-cell>
          <table:table-cell table:style-name="ce8"/>
          <table:table-cell office:value-type="string" table:style-name="ce8">
            <text:p>D = Drive Through MegaCity</text:p>
          </table:table-cell>
          <table:table-cell office:value-type="string" table:style-name="ce8">
            <text:p>K = KINA Is Not Abbrevi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7/01/2018</text:p>
          </table:table-cell>
          <table:table-cell office:value-type="string" table:style-name="ce8">
            <text:p>TC 2018 BRA #05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table:style-name="ce31"/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2">
            <text:p>S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6" table:formula="msoxl:=COUNTIF(C47:P47, &quot;S&quot;)" table:style-name="ce20">
            <text:p>6</text:p>
          </table:table-cell>
          <table:table-cell office:value-type="string" office:string-value="de" table:formula="msoxl:=IF(COUNTA(C47:P47)&lt;&gt;0,&quot;de&quot;,&quot;&quot;)" table:style-name="ce21">
            <text:p>de</text:p>
          </table:table-cell>
          <table:table-cell office:value-type="float" office:value="9" table:formula="msoxl:=14 - COUNTIF(C47:P47, &quot;NH&quot;)" table:style-name="ce22">
            <text:p>9</text:p>
          </table:table-cell>
          <table:table-cell office:value-type="float" office:value="0" table:formula="msoxl:=IF(Q47+(COUNTIF(C47:P47, &quot;B&quot;) + COUNTIF(C47:P47, &quot;M&quot;) + COUNTIF(C47:P47, &quot;I&quot;) + COUNTIF(C47:P47, &quot;A&quot;)) = S47, &quot;CLEARED&quot;, COUNTIF(C47:P47, &quot;B&quot;) + COUNTIF(C47:P47, &quot;M&quot;) + COUNTIF(C47:P47, &quot;I&quot;) + COUNTIF(C47:P47, &quot;A&quot;))" table:style-name="ce38">
            <text:p>0</text:p>
          </table:table-cell>
          <table:table-cell office:value-type="string" table:style-name="ce8">
            <text:p>http://codeforces.com/group/3qadGzUdR4/contest/101711</text:p>
          </table:table-cell>
          <table:table-cell table:style-name="ce8"/>
          <table:table-cell office:value-type="string" table:style-name="ce8">
            <text:p>A = Two Strings</text:p>
          </table:table-cell>
          <table:table-cell office:value-type="string" table:style-name="ce8">
            <text:p>F = Censor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9/01/2018</text:p>
          </table:table-cell>
          <table:table-cell office:value-type="string" table:style-name="ce8">
            <text:p>TC 2018 BRA #06</text:p>
          </table:table-cell>
          <table:table-cell office:value-type="string" table:style-name="ce31">
            <text:p>S</text:p>
          </table:table-cell>
          <table:table-cell table:style-name="ce31"/>
          <table:table-cell office:value-type="string" table:style-name="ce31">
            <text:p>U</text:p>
          </table:table-cell>
          <table:table-cell office:value-type="string" table:style-name="ce31">
            <text:p>B</text:p>
          </table:table-cell>
          <table:table-cell table:style-name="ce31"/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2">
            <text:p>___</text:p>
          </table:table-cell>
          <table:table-cell office:value-type="string" table:style-name="ce31">
            <text:p>S</text:p>
          </table:table-cell>
          <table:table-cell table:style-name="ce31"/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4" table:formula="msoxl:=COUNTIF(C48:P48, &quot;S&quot;)" table:style-name="ce20">
            <text:p>4</text:p>
          </table:table-cell>
          <table:table-cell office:value-type="string" office:string-value="de" table:formula="msoxl:=IF(COUNTA(C48:P48)&lt;&gt;0,&quot;de&quot;,&quot;&quot;)" table:style-name="ce21">
            <text:p>de</text:p>
          </table:table-cell>
          <table:table-cell office:value-type="float" office:value="11" table:formula="msoxl:=14 - COUNTIF(C48:P48, &quot;NH&quot;)" table:style-name="ce22">
            <text:p>11</text:p>
          </table:table-cell>
          <table:table-cell office:value-type="float" office:value="1" table:formula="msoxl:=IF(Q48+(COUNTIF(C48:P48, &quot;B&quot;) + COUNTIF(C48:P48, &quot;M&quot;) + COUNTIF(C48:P48, &quot;I&quot;) + COUNTIF(C48:P48, &quot;A&quot;)) = S48, &quot;CLEARED&quot;, COUNTIF(C48:P48, &quot;B&quot;) + COUNTIF(C48:P48, &quot;M&quot;) + COUNTIF(C48:P48, &quot;I&quot;) + COUNTIF(C48:P48, &quot;A&quot;))" table:style-name="ce38">
            <text:p>1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C = Nim With a Twist</text:p>
          </table:table-cell>
          <table:table-cell office:value-type="string" table:style-name="ce8">
            <text:p>H = Cloakroom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30/01/2018</text:p>
          </table:table-cell>
          <table:table-cell office:value-type="string" table:style-name="ce8">
            <text:p>TC 2018 BRA #07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S</text:p>
          </table:table-cell>
          <table:table-cell table:style-name="ce31"/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table:style-name="ce31"/>
          <table:table-cell table:style-name="ce32"/>
          <table:table-cell office:value-type="string" table:style-name="ce31">
            <text:p>___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3" table:formula="msoxl:=COUNTIF(C49:P49, &quot;S&quot;)" table:style-name="ce20">
            <text:p>3</text:p>
          </table:table-cell>
          <table:table-cell office:value-type="string" office:string-value="de" table:formula="msoxl:=IF(COUNTA(C49:P49)&lt;&gt;0,&quot;de&quot;,&quot;&quot;)" table:style-name="ce21">
            <text:p>de</text:p>
          </table:table-cell>
          <table:table-cell office:value-type="float" office:value="12" table:formula="msoxl:=14 - COUNTIF(C49:P49, &quot;NH&quot;)" table:style-name="ce22">
            <text:p>12</text:p>
          </table:table-cell>
          <table:table-cell office:value-type="float" office:value="0" table:formula="msoxl:=IF(Q49+(COUNTIF(C49:P49, &quot;B&quot;) + COUNTIF(C49:P49, &quot;M&quot;) + COUNTIF(C49:P49, &quot;I&quot;) + COUNTIF(C49:P49, &quot;A&quot;)) = S49, &quot;CLEARED&quot;, COUNTIF(C49:P49, &quot;B&quot;) + COUNTIF(C49:P49, &quot;M&quot;) + COUNTIF(C49:P49, &quot;I&quot;) + COUNTIF(C49:P49, &quot;A&quot;))" table:style-name="ce38">
            <text:p>0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A = Album of Numbers</text:p>
          </table:table-cell>
          <table:table-cell office:value-type="string" table:style-name="ce8">
            <text:p>G = Board Game</text:p>
          </table:table-cell>
          <table:table-cell office:value-type="string" table:style-name="ce8">
            <text:p>K = Blocks</text:p>
          </table:table-cell>
          <table:table-cell office:value-type="string" table:style-name="ce8">
            <text:p>L = Postma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18">
            <text:p>31/01/2018</text:p>
          </table:table-cell>
          <table:table-cell office:value-type="string" table:style-name="ce8">
            <text:p>TC 2018 BRA #08</text:p>
          </table:table-cell>
          <table:table-cell office:value-type="string" table:style-name="ce31">
            <text:p>U</text:p>
          </table:table-cell>
          <table:table-cell table:style-name="ce31"/>
          <table:table-cell office:value-type="string" table:style-name="ce31">
            <text:p>___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1">
            <text:p>M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office:value-type="string" table:style-name="ce32">
            <text:p>U</text:p>
          </table:table-cell>
          <table:table-cell table:style-name="ce31"/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2" table:formula="msoxl:=COUNTIF(C50:P50, &quot;S&quot;)" table:style-name="ce20">
            <text:p>2</text:p>
          </table:table-cell>
          <table:table-cell office:value-type="string" office:string-value="de" table:formula="msoxl:=IF(COUNTA(C50:P50)&lt;&gt;0,&quot;de&quot;,&quot;&quot;)" table:style-name="ce21">
            <text:p>de</text:p>
          </table:table-cell>
          <table:table-cell office:value-type="float" office:value="10" table:formula="msoxl:=14 - COUNTIF(C50:P50, &quot;NH&quot;)" table:style-name="ce22">
            <text:p>10</text:p>
          </table:table-cell>
          <table:table-cell office:value-type="float" office:value="1" table:formula="msoxl:=IF(Q50+(COUNTIF(C50:P50, &quot;B&quot;) + COUNTIF(C50:P50, &quot;M&quot;) + COUNTIF(C50:P50, &quot;I&quot;) + COUNTIF(C50:P50, &quot;A&quot;)) = S50, &quot;CLEARED&quot;, COUNTIF(C50:P50, &quot;B&quot;) + COUNTIF(C50:P50, &quot;M&quot;) + COUNTIF(C50:P50, &quot;I&quot;) + COUNTIF(C50:P50, &quot;A&quot;))" table:style-name="ce38">
            <text:p>1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A = Game</text:p>
          </table:table-cell>
          <table:table-cell office:value-type="string" table:style-name="ce8">
            <text:p>E = Furniture</text:p>
          </table:table-cell>
          <table:table-cell office:value-type="string" table:style-name="ce8">
            <text:p>H = Return of the Cliquers</text:p>
          </table:table-cell>
          <table:table-cell office:value-type="string" table:style-name="ce8">
            <text:p>I = Variety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18">
            <text:p>02/02/2018</text:p>
          </table:table-cell>
          <table:table-cell office:value-type="string" table:style-name="ce8">
            <text:p>TC 2018 BRA #09</text:p>
          </table:table-cell>
          <table:table-cell office:value-type="string" table:style-name="ce31">
            <text:p>M</text:p>
          </table:table-cell>
          <table:table-cell table:style-name="ce31"/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table:style-name="ce31"/>
          <table:table-cell office:value-type="string" table:style-name="ce31">
            <text:p>S</text:p>
          </table:table-cell>
          <table:table-cell office:value-type="string" table:style-name="ce31">
            <text:p>U</text:p>
          </table:table-cell>
          <table:table-cell table:style-name="ce32"/>
          <table:table-cell office:value-type="string" table:style-name="ce31">
            <text:p>S</text:p>
          </table:table-cell>
          <table:table-cell office:value-type="string" table:style-name="ce31">
            <text:p>S</text:p>
          </table:table-cell>
          <table:table-cell office:value-type="string" table:style-name="ce31">
            <text:p>___</text:p>
          </table:table-cell>
          <table:table-cell office:value-type="string" table:style-name="ce31">
            <text:p>NH</text:p>
          </table:table-cell>
          <table:table-cell office:value-type="string" table:style-name="ce31">
            <text:p>NH</text:p>
          </table:table-cell>
          <table:table-cell office:value-type="float" office:value="5" table:formula="msoxl:=COUNTIF(C51:P51, &quot;S&quot;)" table:style-name="ce20">
            <text:p>5</text:p>
          </table:table-cell>
          <table:table-cell office:value-type="string" office:string-value="de" table:formula="msoxl:=IF(COUNTA(C51:P51)&lt;&gt;0,&quot;de&quot;,&quot;&quot;)" table:style-name="ce21">
            <text:p>de</text:p>
          </table:table-cell>
          <table:table-cell office:value-type="float" office:value="12" table:formula="msoxl:=14 - COUNTIF(C51:P51, &quot;NH&quot;)" table:style-name="ce22">
            <text:p>12</text:p>
          </table:table-cell>
          <table:table-cell office:value-type="float" office:value="1" table:formula="msoxl:=IF(Q51+(COUNTIF(C51:P51, &quot;B&quot;) + COUNTIF(C51:P51, &quot;M&quot;) + COUNTIF(C51:P51, &quot;I&quot;) + COUNTIF(C51:P51, &quot;A&quot;)) = S51, &quot;CLEARED&quot;, COUNTIF(C51:P51, &quot;B&quot;) + COUNTIF(C51:P51, &quot;M&quot;) + COUNTIF(C51:P51, &quot;I&quot;) + COUNTIF(C51:P51, &quot;A&quot;))" table:style-name="ce38">
            <text:p>1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E = Taxi</text:p>
          </table:table-cell>
          <table:table-cell office:value-type="string" table:style-name="ce8">
            <text:p>H = Anagram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table:style-name="ce18"/>
          <table:table-cell table:style-name="ce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0"/>
          <table:table-cell table:style-name="ce21"/>
          <table:table-cell table:style-name="ce22"/>
          <table:table-cell table:style-name="ce38"/>
          <table:table-cell table:number-columns-repeated="146" table:style-name="ce8"/>
          <table:table-cell table:number-columns-repeated="16218"/>
        </table:table-row>
        <table:table-row table:number-rows-repeated="4" table:style-name="ro4">
          <table:table-cell table:style-name="ce18"/>
          <table:table-cell table:style-name="ce8"/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3008" table:style-name="ro4">
          <table:table-cell table:number-columns-repeated="2" table:style-name="ce8"/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104551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  <style:font-face style:name="Droid Sans1" svg:font-family="&quot;Droid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P0">
      <number:day number:style="long"/>
      <number:text>/</number:text>
      <number:month number:style="long"/>
      <number:text>/</number:text>
      <number:year number:style="long"/>
    </number:date-style>
    <number:text-style style:name="N37">
      <number:text-content/>
      <style:map style:condition="value()&gt;=0" style:apply-style-name="N37P0"/>
    </number:text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Bad" style:family="table-cell" style:data-style-name="N0">
      <style:table-cell-properties style:vertical-align="automatic" fo:background-color="#FF0000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1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2" style:family="table-cell" style:data-style-name="N0">
      <style:text-properties fo:color="#BFBFBF"/>
    </style:style>
    <style:style style:name="cf13" style:family="table-cell" style:data-style-name="N0">
      <style:table-cell-properties fo:border="thin solid #0070C0" fo:background-color="#00B0F0"/>
      <style:text-properties fo:color="#0070C0"/>
    </style:style>
    <style:style style:name="cf14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15" style:family="table-cell" style:data-style-name="N0">
      <style:table-cell-properties fo:background-color="#00B050"/>
    </style:style>
    <style:style style:name="cf16" style:family="table-cell" style:data-style-name="N0">
      <style:table-cell-properties fo:background-color="#FF0000"/>
      <style:text-properties fo:color="#FFFFFF"/>
    </style:style>
    <style:style style:name="cf17" style:family="table-cell" style:data-style-name="N0">
      <style:table-cell-properties fo:background-color="#FFFF00"/>
      <style:text-properties fo:color="#F79646"/>
    </style:style>
    <style:style style:name="cf18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9" style:family="table-cell" style:data-style-name="N0">
      <style:table-cell-properties fo:background-color="#000000"/>
    </style:style>
    <style:style style:name="cf2" style:family="table-cell" style:data-style-name="N0">
      <style:table-cell-properties fo:background-color="#FFFF00"/>
    </style:style>
    <style:style style:name="cf20" style:family="table-cell" style:data-style-name="N0">
      <style:text-properties fo:color="#BFBFBF"/>
    </style:style>
    <style:style style:name="cf21" style:family="table-cell" style:data-style-name="N0">
      <style:table-cell-properties fo:border="thin solid #0070C0" fo:background-color="#00B0F0"/>
      <style:text-properties fo:color="#0070C0"/>
    </style:style>
    <style:style style:name="cf22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23" style:family="table-cell" style:data-style-name="N0">
      <style:table-cell-properties fo:background-color="#006600"/>
      <style:text-properties fo:color="#FFFFFF" style:text-underline-style="solid" style:text-underline-type="single"/>
    </style:style>
    <style:style style:name="cf24" style:family="table-cell" style:data-style-name="N0">
      <style:table-cell-properties fo:background-color="#FF0000"/>
      <style:text-properties fo:color="#FFFFFF"/>
    </style:style>
    <style:style style:name="cf25" style:family="table-cell" style:data-style-name="N0">
      <style:table-cell-properties fo:background-color="#FFFF00"/>
      <style:text-properties fo:color="#F79646"/>
    </style:style>
    <style:style style:name="cf3" style:family="table-cell" style:data-style-name="N0">
      <style:table-cell-properties fo:background-color="#00CC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FF00"/>
    </style:style>
    <style:style style:name="cf6" style:family="table-cell" style:data-style-name="N0">
      <style:table-cell-properties fo:background-color="#00CC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so" style:family="table-cell" style:data-style-name="N0">
      <style:table-cell-properties style:vertical-align="automatic"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K" style:family="table-cell" style:data-style-name="N0">
      <style:table-cell-properties style:vertical-align="automatic" fo:background-color="#00CC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</style:style>
    <style:style style:name="cf26" style:family="table-cell">
      <style:table-cell-properties fo:background-color="#00000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imix</meta:initial-creator>
    <dc:creator>Brimix</dc:creator>
    <meta:creation-date>2018-01-17T07:29:37Z</meta:creation-date>
    <dc:date>2018-02-13T15:43:58Z</dc:date>
    <meta:editing-cycles>80</meta:editing-cycles>
    <meta:editing-duration>PT25956S</meta:editing-duration>
  </office:meta>
</office:document-meta>
</file>